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738" style:master-page-name="MasterPage2" style:family="paragraph" style:name="P66">
      <style:paragraph-properties fo:line-height="115%" fo:margin-left="0cm" fo:margin-right="0cm" fo:text-indent="1.249cm" fo:margin-top="0pt" fo:margin-bottom="0pt" fo:border="none"/>
      <style:text-properties fo:color="#000000" fo:font-family="Calibri" style:font-family-asian="Calibri" style:font-family-complex="Calibri" fo:font-size="11pt" style:font-size-complex="11pt" fo:language="ru" style:language-complex="en" fo:country="RU" style:country-complex="US"/>
    </style:style>
    <style:style style:family="text" style:name="T504">
      <style:text-properties fo:color="#000000" fo:font-family="Times New Roman" style:font-family-asian="Times New Roman" style:font-family-complex="Times New Roman" fo:font-size="14pt" style:font-size-complex="14pt" fo:font-weight="bold"/>
    </style:style>
    <style:style style:parent-style-name="738" style:family="paragraph" style:name="P70">
      <style:paragraph-properties fo:line-height="115%" fo:text-align="justify" fo:margin-left="0cm" fo:margin-right="0cm" fo:text-indent="1.249cm" fo:margin-top="0pt" fo:margin-bottom="0pt" fo:border="none"/>
      <style:text-properties fo:color="#000000" fo:font-family="Calibri" style:font-family-asian="Calibri" style:font-family-complex="Calibri" fo:font-size="11pt" style:font-size-complex="11pt" fo:language="ru" style:language-complex="en" fo:country="RU" style:country-complex="US"/>
    </style:style>
    <style:style style:family="text" style:name="T505">
      <style:text-properties fo:color="#000000" fo:font-family="Times New Roman" style:font-family-asian="Times New Roman" style:font-family-complex="Times New Roman" fo:font-size="14pt" style:font-size-complex="14pt"/>
    </style:style>
    <style:style style:family="text" style:name="T506">
      <style:text-properties fo:color="#000000" fo:font-family="Times New Roman" style:font-family-asian="Times New Roman" style:font-family-complex="Times New Roman" fo:font-size="14pt" style:font-size-complex="14pt"/>
    </style:style>
    <style:style style:family="text" style:name="T507">
      <style:text-properties fo:color="#000000" fo:font-family="Times New Roman" style:font-family-asian="Times New Roman" style:font-family-complex="Times New Roman" fo:font-size="14pt" style:font-size-complex="14pt"/>
    </style:style>
    <style:style style:parent-style-name="738" style:list-style-name="WWNum24" style:family="paragraph" style:name="P71">
      <style:paragraph-properties fo:line-height="115%" fo:text-align="justify" fo:margin-top="0pt" fo:margin-bottom="0pt" fo:border="none"/>
      <style:text-properties fo:color="#000000" fo:font-family="Calibri" style:font-family-asian="Calibri" style:font-family-complex="Calibri" fo:font-size="11pt" style:font-size-complex="11pt" fo:language="ru" style:language-complex="en" fo:country="RU" style:country-complex="US"/>
    </style:style>
    <style:style style:family="text" style:name="T508">
      <style:text-properties fo:font-family="Times New Roman" fo:font-size="14pt" style:font-size-complex="14pt"/>
    </style:style>
    <style:style style:family="text" style:name="T509">
      <style:text-properties fo:font-family="Times New Roman" fo:font-size="14pt" style:font-size-complex="14pt"/>
    </style:style>
    <style:style style:parent-style-name="738" style:list-style-name="WWNum24" style:family="paragraph" style:name="P72">
      <style:paragraph-properties fo:line-height="115%" fo:text-align="justify" fo:margin-top="0pt" fo:margin-bottom="0pt" fo:border="none"/>
      <style:text-properties fo:color="#000000" fo:font-family="Calibri" style:font-family-asian="Calibri" style:font-family-complex="Calibri" fo:font-size="11pt" style:font-size-complex="11pt" fo:language="ru" style:language-complex="en" fo:country="RU" style:country-complex="US"/>
    </style:style>
    <style:style style:family="text" style:name="T510">
      <style:text-properties fo:font-family="Times New Roman" fo:font-size="14pt" style:font-size-complex="14pt"/>
    </style:style>
    <style:style style:family="text" style:name="T511">
      <style:text-properties fo:font-family="Times New Roman" fo:font-size="14pt" style:font-size-complex="14pt"/>
    </style:style>
    <style:style style:parent-style-name="738" style:list-style-name="WWNum24" style:family="paragraph" style:name="P73">
      <style:paragraph-properties fo:line-height="115%" fo:text-align="justify" fo:margin-top="0pt" fo:margin-bottom="0pt" fo:border="none"/>
      <style:text-properties fo:color="#000000" fo:font-family="Calibri" style:font-family-asian="Calibri" style:font-family-complex="Calibri" fo:font-size="11pt" style:font-size-complex="11pt" fo:language="ru" style:language-complex="en" fo:country="RU" style:country-complex="US"/>
    </style:style>
    <style:style style:family="text" style:name="T512">
      <style:text-properties fo:font-family="Times New Roman" fo:font-size="14pt" style:font-size-complex="14pt"/>
    </style:style>
    <style:style style:family="text" style:name="T513">
      <style:text-properties fo:font-family="Times New Roman" fo:font-size="14pt" style:font-size-complex="14pt"/>
    </style:style>
    <style:style style:parent-style-name="738" style:list-style-name="WWNum24" style:family="paragraph" style:name="P74">
      <style:paragraph-properties fo:line-height="115%" fo:text-align="justify" fo:margin-top="0pt" fo:margin-bottom="0pt" fo:border="none"/>
      <style:text-properties fo:color="#000000" fo:font-family="Calibri" style:font-family-asian="Calibri" style:font-family-complex="Calibri" fo:font-size="11pt" style:font-size-complex="11pt" fo:language="ru" style:language-complex="en" fo:country="RU" style:country-complex="US"/>
    </style:style>
    <style:style style:family="text" style:name="T514">
      <style:text-properties fo:font-family="Times New Roman" fo:font-size="14pt" style:font-size-complex="14pt"/>
    </style:style>
    <style:style style:family="text" style:name="T515">
      <style:text-properties fo:font-family="Times New Roman" fo:font-size="14pt" style:font-size-complex="14pt"/>
    </style:style>
    <style:style style:parent-style-name="738" style:list-style-name="WWNum24" style:family="paragraph" style:name="P75">
      <style:paragraph-properties fo:line-height="115%" fo:text-align="justify" fo:margin-top="0pt" fo:margin-bottom="0pt" fo:border="none"/>
      <style:text-properties fo:color="#000000" fo:font-family="Calibri" style:font-family-asian="Calibri" style:font-family-complex="Calibri" fo:font-size="11pt" style:font-size-complex="11pt" fo:language="ru" style:language-complex="en" fo:country="RU" style:country-complex="US"/>
    </style:style>
    <style:style style:family="text" style:name="T516">
      <style:text-properties fo:font-family="Times New Roman" fo:font-size="14pt" style:font-size-complex="14pt"/>
    </style:style>
    <style:style style:family="text" style:name="T517">
      <style:text-properties fo:font-family="Times New Roman" fo:font-size="14pt" style:font-size-complex="14pt"/>
    </style:style>
    <style:style style:parent-style-name="738" style:list-style-name="WWNum24" style:family="paragraph" style:name="P76">
      <style:paragraph-properties fo:line-height="115%" fo:text-align="justify" fo:margin-top="0pt" fo:margin-bottom="0pt" fo:border="none"/>
      <style:text-properties fo:color="#000000" fo:font-family="Calibri" style:font-family-asian="Calibri" style:font-family-complex="Calibri" fo:font-size="11pt" style:font-size-complex="11pt" fo:language="ru" style:language-complex="en" fo:country="RU" style:country-complex="US"/>
    </style:style>
    <style:style style:family="text" style:name="T518">
      <style:text-properties fo:font-family="Times New Roman" fo:font-size="14pt" style:font-size-complex="14pt"/>
    </style:style>
    <style:style style:family="text" style:name="T519">
      <style:text-properties fo:font-family="Times New Roman" fo:font-size="14pt" style:font-size-complex="14pt"/>
    </style:style>
    <style:style style:parent-style-name="738" style:list-style-name="WWNum24" style:family="paragraph" style:name="P77">
      <style:paragraph-properties fo:line-height="115%" fo:text-align="justify" fo:margin-top="0pt" fo:margin-bottom="0pt" fo:border="none"/>
      <style:text-properties fo:color="#000000" fo:font-family="Calibri" style:font-family-asian="Calibri" style:font-family-complex="Calibri" fo:font-size="11pt" style:font-size-complex="11pt" fo:language="ru" style:language-complex="en" fo:country="RU" style:country-complex="US"/>
    </style:style>
    <style:style style:family="text" style:name="T520">
      <style:text-properties fo:font-family="Times New Roman" fo:font-size="14pt" style:font-size-complex="14pt"/>
    </style:style>
    <style:style style:family="text" style:name="T521">
      <style:text-properties fo:font-family="Times New Roman" fo:font-size="14pt" style:font-size-complex="14pt"/>
    </style:style>
    <style:style style:parent-style-name="738" style:list-style-name="WWNum24" style:family="paragraph" style:name="P78">
      <style:paragraph-properties fo:line-height="115%" fo:text-align="justify" fo:margin-top="0pt" fo:margin-bottom="0pt" fo:border="none"/>
      <style:text-properties fo:color="#000000" fo:font-family="Calibri" style:font-family-asian="Calibri" style:font-family-complex="Calibri" fo:font-size="11pt" style:font-size-complex="11pt" fo:language="ru" style:language-complex="en" fo:country="RU" style:country-complex="US"/>
    </style:style>
    <style:style style:family="text" style:name="T522">
      <style:text-properties fo:font-family="Times New Roman" fo:font-size="14pt" style:font-size-complex="14pt"/>
    </style:style>
    <style:style style:family="text" style:name="T523">
      <style:text-properties fo:font-family="Times New Roman" fo:font-size="14pt" style:font-size-complex="14pt"/>
    </style:style>
    <style:style style:family="text" style:name="T524">
      <style:text-properties fo:font-family="Times New Roman" fo:font-size="14pt" style:font-size-complex="14pt"/>
    </style:style>
    <style:style style:parent-style-name="738" style:list-style-name="WWNum24" style:family="paragraph" style:name="P79">
      <style:paragraph-properties fo:line-height="115%" fo:text-align="justify" fo:margin-top="0pt" fo:margin-bottom="0pt" fo:border="none"/>
      <style:text-properties fo:color="#000000" fo:font-family="Calibri" style:font-family-asian="Calibri" style:font-family-complex="Calibri" fo:font-size="11pt" style:font-size-complex="11pt" fo:language="ru" style:language-complex="en" fo:country="RU" style:country-complex="US"/>
    </style:style>
    <style:style style:family="text" style:name="T525">
      <style:text-properties fo:font-family="Times New Roman" fo:font-size="14pt" style:font-size-complex="14pt"/>
    </style:style>
    <style:style style:family="text" style:name="T526">
      <style:text-properties fo:font-family="Times New Roman" fo:font-size="14pt" style:font-size-complex="14pt"/>
    </style:style>
    <style:style style:parent-style-name="738" style:list-style-name="WWNum24" style:family="paragraph" style:name="P80">
      <style:paragraph-properties fo:line-height="115%" fo:text-align="justify" fo:margin-top="0pt" fo:margin-bottom="0pt" fo:border="none"/>
      <style:text-properties fo:color="#000000" fo:font-family="Calibri" style:font-family-asian="Calibri" style:font-family-complex="Calibri" fo:font-size="11pt" style:font-size-complex="11pt" fo:language="ru" style:language-complex="en" fo:country="RU" style:country-complex="US"/>
    </style:style>
    <style:style style:family="text" style:name="T527">
      <style:text-properties fo:font-family="Times New Roman" fo:font-size="14pt" style:font-size-complex="14pt"/>
    </style:style>
    <style:style style:family="text" style:name="T528">
      <style:text-properties fo:font-family="Times New Roman" fo:font-size="14pt" style:font-size-complex="14pt"/>
    </style:style>
    <style:style style:family="text" style:name="T529">
      <style:text-properties fo:font-family="Times New Roman" fo:font-size="14pt" style:font-size-complex="14pt"/>
    </style:style>
    <style:style style:family="text" style:name="T530">
      <style:text-properties fo:font-family="Times New Roman" fo:font-size="14pt" style:font-size-complex="14pt"/>
    </style:style>
    <style:style style:parent-style-name="738" style:family="paragraph" style:name="P81">
      <style:paragraph-properties fo:line-height="115%" fo:text-align="justify" fo:margin-left="0cm" fo:margin-right="0cm" fo:text-indent="1.249cm" fo:margin-top="0pt" fo:margin-bottom="0pt" fo:border="none"/>
      <style:text-properties fo:color="#000000" fo:font-family="Calibri" style:font-family-asian="Calibri" style:font-family-complex="Calibri" fo:font-size="11pt" style:font-size-complex="11pt" fo:language="ru" style:language-complex="en" fo:country="RU" style:country-complex="US"/>
    </style:style>
    <style:style style:family="text" style:name="T531">
      <style:text-properties fo:color="#000000" fo:font-family="Times New Roman" style:font-family-asian="Times New Roman" style:font-family-complex="Times New Roman" fo:font-size="14pt" style:font-size-complex="14pt"/>
    </style:style>
    <style:style style:family="text" style:name="T532">
      <style:text-properties fo:color="#000000" fo:font-family="Times New Roman" style:font-family-asian="Times New Roman" style:font-family-complex="Times New Roman" fo:font-size="14pt" style:font-size-complex="14pt"/>
    </style:style>
    <style:style style:family="text" style:name="T533">
      <style:text-properties fo:color="#000000" fo:font-family="Times New Roman" style:font-family-asian="Times New Roman" style:font-family-complex="Times New Roman" fo:font-size="14pt" style:font-size-complex="14pt"/>
    </style:style>
    <style:style style:family="text" style:name="T534">
      <style:text-properties fo:color="#000000" fo:font-family="Times New Roman" style:font-family-asian="Times New Roman" style:font-family-complex="Times New Roman" fo:font-size="14pt" style:font-size-complex="14pt"/>
    </style:style>
    <style:style style:family="text" style:name="T535">
      <style:text-properties fo:color="#000000" fo:font-family="Times New Roman" style:font-family-asian="Times New Roman" style:font-family-complex="Times New Roman" fo:font-size="14pt" style:font-size-complex="14pt"/>
    </style:style>
    <style:style style:parent-style-name="738" style:family="paragraph" style:name="P82">
      <style:paragraph-properties fo:line-height="115%" fo:text-align="justify" fo:margin-left="0cm" fo:margin-right="0cm" fo:text-indent="1.249cm" fo:margin-top="0pt" fo:margin-bottom="0pt" fo:border="none"/>
      <style:text-properties fo:color="#000000" fo:font-family="Calibri" style:font-family-asian="Calibri" style:font-family-complex="Calibri" fo:font-size="11pt" style:font-size-complex="11pt" fo:language="ru" style:language-complex="en" fo:country="RU" style:country-complex="US"/>
    </style:style>
    <style:style style:family="text" style:name="T536">
      <style:text-properties fo:color="#000000" fo:font-family="Times New Roman" style:font-family-asian="Times New Roman" style:font-family-complex="Times New Roman" fo:font-size="14pt" style:font-size-complex="14pt"/>
    </style:style>
    <style:style style:family="text" style:name="T537">
      <style:text-properties fo:color="#000000" fo:font-family="Times New Roman" style:font-family-asian="Times New Roman" style:font-family-complex="Times New Roman" fo:font-size="14pt" style:font-size-complex="14pt"/>
    </style:style>
    <style:style style:family="text" style:name="T538">
      <style:text-properties fo:color="#000000" fo:font-family="Times New Roman" style:font-family-asian="Times New Roman" style:font-family-complex="Times New Roman" fo:font-size="14pt" style:font-size-complex="14pt"/>
    </style:style>
    <style:style style:parent-style-name="738" style:family="paragraph" style:name="P83">
      <style:paragraph-properties fo:line-height="115%" fo:text-align="justify" fo:margin-left="0cm" fo:margin-right="0cm" fo:text-indent="1.249cm" fo:margin-top="0pt" fo:margin-bottom="0pt" fo:border="none"/>
      <style:text-properties fo:color="#000000" fo:font-family="Calibri" style:font-family-asian="Calibri" style:font-family-complex="Calibri" fo:font-size="11pt" style:font-size-complex="11pt" fo:language="ru" style:language-complex="en" fo:country="RU" style:country-complex="US"/>
    </style:style>
    <style:style style:family="text" style:name="T539">
      <style:text-properties fo:color="#000000" fo:font-family="Times New Roman" style:font-family-asian="Times New Roman" style:font-family-complex="Times New Roman" fo:font-size="14pt" style:font-size-complex="14pt"/>
    </style:style>
    <style:style style:family="text" style:name="T540">
      <style:text-properties fo:color="#000000" fo:font-family="Times New Roman" style:font-family-asian="Times New Roman" style:font-family-complex="Times New Roman" fo:font-size="14pt" style:font-size-complex="14pt"/>
    </style:style>
    <style:style style:family="text" style:name="T541">
      <style:text-properties fo:color="#000000" fo:font-family="Times New Roman" style:font-family-asian="Times New Roman" style:font-family-complex="Times New Roman" fo:font-size="14pt" style:font-size-complex="14pt"/>
    </style:style>
    <style:style style:parent-style-name="738" style:family="paragraph" style:name="P84">
      <style:paragraph-properties fo:line-height="115%" fo:text-align="justify" fo:margin-left="0cm" fo:margin-right="0cm" fo:text-indent="1.249cm" fo:margin-top="0pt" fo:margin-bottom="0pt" fo:border="none"/>
      <style:text-properties fo:color="#000000" fo:font-family="Calibri" style:font-family-asian="Calibri" style:font-family-complex="Calibri" fo:font-size="11pt" style:font-size-complex="11pt" fo:language="ru" style:language-complex="en" fo:country="RU" style:country-complex="US"/>
    </style:style>
    <style:style style:family="text" style:name="T542">
      <style:text-properties fo:color="#000000" fo:font-family="Times New Roman" style:font-family-asian="Times New Roman" style:font-family-complex="Times New Roman" fo:font-size="14pt" style:font-size-complex="14pt"/>
    </style:style>
    <style:style style:family="text" style:name="T543">
      <style:text-properties fo:color="#000000" fo:font-family="Times New Roman" style:font-family-asian="Times New Roman" style:font-family-complex="Times New Roman" fo:font-size="14pt" style:font-size-complex="14pt"/>
    </style:style>
    <style:style style:family="text" style:name="T544">
      <style:text-properties fo:color="#000000" fo:font-family="Times New Roman" style:font-family-asian="Times New Roman" style:font-family-complex="Times New Roman" fo:font-size="14pt" style:font-size-complex="14pt"/>
    </style:style>
    <style:style style:parent-style-name="738" style:family="paragraph" style:name="P85">
      <style:paragraph-properties fo:line-height="115%" fo:text-align="justify" fo:margin-left="0cm" fo:margin-right="0cm" fo:text-indent="1.249cm" fo:margin-top="0pt" fo:margin-bottom="0pt" fo:border="none"/>
      <style:text-properties fo:color="#000000" fo:font-family="Calibri" style:font-family-asian="Calibri" style:font-family-complex="Calibri" fo:font-size="11pt" style:font-size-complex="11pt" fo:language="ru" style:language-complex="en" fo:country="RU" style:country-complex="US"/>
    </style:style>
    <style:style style:family="text" style:name="T545">
      <style:text-properties fo:color="#000000" fo:font-family="Times New Roman" style:font-family-asian="Times New Roman" style:font-family-complex="Times New Roman" fo:font-size="14pt" style:font-size-complex="14pt"/>
    </style:style>
    <style:style style:family="text" style:name="T546">
      <style:text-properties fo:color="#000000" fo:font-family="Times New Roman" style:font-family-asian="Times New Roman" style:font-family-complex="Times New Roman" fo:font-size="14pt" style:font-size-complex="14pt"/>
    </style:style>
    <style:style style:family="text" style:name="T547">
      <style:text-properties fo:color="#000000" fo:font-family="Times New Roman" style:font-family-asian="Times New Roman" style:font-family-complex="Times New Roman" fo:font-size="14pt" style:font-size-complex="14pt"/>
    </style:style>
    <style:style style:family="text" style:name="T548">
      <style:text-properties fo:color="#000000" fo:font-family="Times New Roman" style:font-family-asian="Times New Roman" style:font-family-complex="Times New Roman" fo:font-size="14pt" style:font-size-complex="14pt"/>
    </style:style>
    <style:style style:family="text" style:name="T549">
      <style:text-properties fo:color="#000000" fo:font-family="Times New Roman" style:font-family-asian="Times New Roman" style:font-family-complex="Times New Roman" fo:font-size="14pt" style:font-size-complex="14pt"/>
    </style:style>
    <style:style style:family="text" style:name="T550">
      <style:text-properties fo:color="#000000" fo:font-family="Times New Roman" style:font-family-asian="Times New Roman" style:font-family-complex="Times New Roman" fo:font-size="14pt" style:font-size-complex="14pt"/>
    </style:style>
    <style:style style:family="text" style:name="T551">
      <style:text-properties fo:color="#000000" fo:font-family="Times New Roman" style:font-family-asian="Times New Roman" style:font-family-complex="Times New Roman" fo:font-size="14pt" style:font-size-complex="14pt"/>
    </style:style>
    <style:style style:family="text" style:name="T552">
      <style:text-properties fo:color="#000000" fo:font-family="Times New Roman" style:font-family-asian="Times New Roman" style:font-family-complex="Times New Roman" fo:font-size="14pt" style:font-size-complex="14pt"/>
    </style:style>
    <style:style style:family="text" style:name="T553">
      <style:text-properties fo:color="#000000" fo:font-family="Times New Roman" style:font-family-asian="Times New Roman" style:font-family-complex="Times New Roman" fo:font-size="14pt" style:font-size-complex="14pt"/>
    </style:style>
    <style:style style:parent-style-name="738" style:family="paragraph" style:name="P86">
      <style:paragraph-properties fo:line-height="115%" fo:text-align="justify" fo:margin-left="0cm" fo:margin-right="0cm" fo:text-indent="1.249cm" fo:margin-top="0pt" fo:margin-bottom="0pt" fo:border="none"/>
      <style:text-properties fo:color="#000000" fo:font-family="Calibri" style:font-family-asian="Calibri" style:font-family-complex="Calibri" fo:font-size="11pt" style:font-size-complex="11pt" fo:language="ru" style:language-complex="en" fo:country="RU" style:country-complex="US"/>
    </style:style>
    <style:style style:family="text" style:name="T554">
      <style:text-properties fo:color="#000000" fo:font-family="Times New Roman" style:font-family-asian="Times New Roman" style:font-family-complex="Times New Roman" fo:font-size="14pt" style:font-size-complex="14pt"/>
    </style:style>
    <style:style style:family="text" style:name="T555">
      <style:text-properties fo:color="#000000" fo:font-family="Times New Roman" style:font-family-asian="Times New Roman" style:font-family-complex="Times New Roman" fo:font-size="14pt" style:font-size-complex="14pt"/>
    </style:style>
    <style:style style:parent-style-name="738" style:family="paragraph" style:name="P87">
      <style:paragraph-properties fo:line-height="115%" fo:margin-top="0pt" fo:margin-bottom="0pt" fo:border="none"/>
      <style:text-properties fo:color="#000000" fo:font-family="Calibri" style:font-family-asian="Calibri" style:font-family-complex="Calibri" fo:font-size="11pt" style:font-size-complex="11pt" fo:language="ru" style:language-complex="en" fo:country="RU" style:country-complex="US"/>
    </style:style>
    <style:style style:family="text" style:name="T556">
      <style:text-properties fo:color="#000000" fo:font-family="Times New Roman" style:font-family-asian="Times New Roman" style:font-family-complex="Times New Roman" fo:font-size="14pt" style:font-size-complex="14pt" fo:font-weight="bold"/>
    </style:style>
    <style:style style:family="text" style:name="T557">
      <style:text-properties fo:color="#000000" fo:font-family="Times New Roman" style:font-family-asian="Times New Roman" style:font-family-complex="Times New Roman" fo:font-size="14pt" style:font-size-complex="14pt"/>
    </style:style>
  </office:automatic-styles>
  <office:body>
    <office:text text:use-soft-page-breaks="true">
      <text:p text:style-name="P66"><text:span text:style-name="T504">Задание для квалификационного экзамена</text:span><text:span/></text:p>
      <text:p text:style-name="P70"><text:span text:style-name="T505">Реализовать бэкенд веб-приложения из технического задания. Упаковать проект в docker-compose. Требования к контейнер</text:span><text:span text:style-name="T506">ам</text:span><text:span text:style-name="T507">:</text:span><text:span/></text:p>
      <text:list text:style-name="WWNum24" text:continue-numbering="true">
        <text:list-item>
          <text:p text:style-name="P71"><text:span text:style-name="T508">запуск контейнера осуществляется не из под root;</text:span><text:span text:style-name="T509"/></text:p>
        </text:list-item>
        <text:list-item>
          <text:p text:style-name="P72"><text:span text:style-name="T510">в случае использования компилируемого языка образ не должен содержать файлов с исходным кодом;</text:span><text:span text:style-name="T511"/></text:p>
        </text:list-item>
        <text:list-item>
          <text:p text:style-name="P73"><text:span text:style-name="T512">healthcheck реализован на все контейнеры (в том числе web);</text:span><text:span text:style-name="T513"/></text:p>
        </text:list-item>
        <text:list-item>
          <text:p text:style-name="P74"><text:span text:style-name="T514">требуемые контейнеры в порядке запуска:</text:span><text:span text:style-name="T515"/></text:p>
        </text:list-item>
        <text:list-item>
          <text:list>
            <text:list-item>
              <text:p text:style-name="P75"><text:span text:style-name="T516">база данных (например, postgres);</text:span><text:span text:style-name="T517"/></text:p>
            </text:list-item>
            <text:list-item>
              <text:p text:style-name="P76"><text:span text:style-name="T518">web (сам сервер с исходным кодов);</text:span><text:span text:style-name="T519"/></text:p>
            </text:list-item>
            <text:list-item>
              <text:p text:style-name="P77"><text:span text:style-name="T520">nginx (как маршрутизатор для web);</text:span><text:span text:style-name="T521"/></text:p>
            </text:list-item>
          </text:list>
        </text:list-item>
        <text:list-item>
          <text:p text:style-name="P78"><text:span text:style-name="T522">реализован </text:span><text:span text:style-name="T523">volume для связи между локальным хранилищем и кодом в контейнере;</text:span><text:span text:style-name="T524"/></text:p>
        </text:list-item>
        <text:list-item>
          <text:p text:style-name="P79"><text:span text:style-name="T525">volume для сохранения данных используемой базы данных;</text:span><text:span text:style-name="T526"/></text:p>
        </text:list-item>
        <text:list-item>
          <text:p text:style-name="P80"><text:span text:style-name="T527">открытый порт из docker-compose сети может быть только 80 у </text:span><text:span text:style-name="T528">контейнера </text:span><text:span text:style-name="T529">nginx.</text:span><text:span text:style-name="T530"/></text:p>
        </text:list-item>
      </text:list>
      <text:p text:style-name="P81"><text:span text:style-name="T531">Подготовить декоратор или иной инструмент для подсчета Latency интеграционных запросов через Histogram </text:span><text:span text:style-name="T532">(н</text:span><text:span text:style-name="T533">апример, в базу данных</text:span><text:span text:style-name="T534">)</text:span><text:span text:style-name="T535">.</text:span><text:span/></text:p>
      <text:p text:style-name="P82"><text:span text:style-name="T536">Реализовать </text:span><text:span text:style-name="T537">Middleware для подсчета количества запросов на сервис. Требуемые счетчики - общее количество запросов, 2хх, 4хх и 5хх статусы ответов.</text:span><text:span text:style-name="T538"/></text:p>
      <text:p text:style-name="P83"><text:span text:style-name="T539">Реализовать о</text:span><text:span text:style-name="T540">тдельный конфигурационный модуль для получения настроек из переменных окружения.</text:span><text:span text:style-name="T541"/></text:p>
      <text:p text:style-name="P84"><text:span text:style-name="T542">Реализовать </text:span><text:span text:style-name="T543">Middleware, которая сохраняет или создает Correlation-ID для последующего использования в логере. Вывод лог сообщения в виде: «[&lt;Correlation-ID из запроса&gt;] &lt;log message&gt;».</text:span><text:span text:style-name="T544"/></text:p>
      <text:p text:style-name="P85"><text:span text:style-name="T545">Реализовать и</text:span><text:span text:style-name="T546">нтеграционный тест с вызовом пусто</text:span><text:span text:style-name="T547">го endpoint</text:span><text:span text:style-name="T548"> и проверкой на 200-ый </text:span><text:span text:style-name="T549">код </text:span><text:span text:style-name="T550">ответ</text:span><text:span text:style-name="T551">а</text:span><text:span text:style-name="T552">.</text:span><text:span text:style-name="T553"/></text:p>
      <text:p text:style-name="P86"><text:span text:style-name="T554">Установить и настроить линтер для выбранного языка программирования(для python — ruff).</text:span><text:span text:style-name="T555"/></text:p>
      <text:p text:style-name="P87"><text:span text:style-name="T556"/><text:span text:style-name="T55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class="default" style:display-name="Normal" style:family="paragraph" style:name="138">
      <style:paragraph-properties/>
    </style:style>
    <style:style style:parent-style-name="785" style:display-name="Intense Emphasis" style:family="text" style:name="166">
      <style:paragraph-properties/>
      <style:text-properties fo:color="#0f4761" fo:font-style="italic"/>
    </style:style>
    <style:style style:parent-style-name="785" style:display-name="Intense Reference" style:family="text" style:name="169">
      <style:paragraph-properties/>
      <style:text-properties fo:font-variant="small-caps" fo:color="#0f4761" fo:letter-spacing="0.25pt" fo:font-weight="bold"/>
    </style:style>
    <style:style style:parent-style-name="785" style:display-name="Subtle Emphasis" style:family="text" style:name="171">
      <style:paragraph-properties/>
      <style:text-properties fo:color="#404040" fo:font-style="italic"/>
    </style:style>
    <style:style style:parent-style-name="785" style:display-name="Strong" style:family="text" style:name="173">
      <style:paragraph-properties/>
      <style:text-properties fo:font-weight="bold"/>
    </style:style>
    <style:style style:parent-style-name="785" style:display-name="Subtle Reference" style:family="text" style:name="174">
      <style:paragraph-properties/>
      <style:text-properties fo:font-variant="small-caps" fo:color="#5a5a5a"/>
    </style:style>
    <style:style style:parent-style-name="785" style:display-name="Book Title" style:family="text" style:name="175">
      <style:paragraph-properties/>
      <style:text-properties fo:letter-spacing="0.25pt" fo:font-style="italic" fo:font-weight="bold"/>
    </style:style>
    <style:style style:parent-style-name="138" style:display-name="footnote text" style:family="paragraph" style:name="181">
      <style:paragraph-properties fo:line-height="100%" fo:margin-bottom="0pt"/>
      <style:text-properties fo:font-size="10pt" style:font-size-complex="10pt"/>
    </style:style>
    <style:style style:parent-style-name="785" style:display-name="footnote reference" style:family="text" style:name="183">
      <style:paragraph-properties/>
      <style:text-properties style:text-position="super 58%"/>
    </style:style>
    <style:style style:parent-style-name="138" style:display-name="endnote text" style:family="paragraph" style:name="184">
      <style:paragraph-properties fo:line-height="100%" fo:margin-bottom="0pt"/>
      <style:text-properties fo:font-size="10pt" style:font-size-complex="10pt"/>
    </style:style>
    <style:style style:parent-style-name="785" style:display-name="Endnote Text Char" style:family="text" style:name="185">
      <style:paragraph-properties/>
      <style:text-properties fo:font-size="10pt" style:font-size-complex="10pt"/>
    </style:style>
    <style:style style:parent-style-name="785" style:display-name="endnote reference" style:family="text" style:name="186">
      <style:paragraph-properties/>
      <style:text-properties style:text-position="super 58%"/>
    </style:style>
    <style:style style:parent-style-name="785" style:display-name="Hyperlink" style:family="text" style:name="187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785" style:display-name="FollowedHyperlink" style:family="text" style:name="188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138" style:display-name="toc 1" style:family="paragraph" style:name="189">
      <style:paragraph-properties fo:margin-bottom="5pt"/>
    </style:style>
    <style:style style:parent-style-name="138" style:display-name="toc 2" style:family="paragraph" style:name="190">
      <style:paragraph-properties fo:margin-left="0.3881cm" fo:margin-bottom="5pt"/>
    </style:style>
    <style:style style:parent-style-name="138" style:display-name="toc 3" style:family="paragraph" style:name="191">
      <style:paragraph-properties fo:margin-left="0.7762cm" fo:margin-bottom="5pt"/>
    </style:style>
    <style:style style:parent-style-name="138" style:display-name="toc 4" style:family="paragraph" style:name="192">
      <style:paragraph-properties fo:margin-left="1.164cm" fo:margin-bottom="5pt"/>
    </style:style>
    <style:style style:parent-style-name="138" style:display-name="toc 5" style:family="paragraph" style:name="193">
      <style:paragraph-properties fo:margin-left="1.552cm" fo:margin-bottom="5pt"/>
    </style:style>
    <style:style style:parent-style-name="138" style:display-name="toc 6" style:family="paragraph" style:name="194">
      <style:paragraph-properties fo:margin-left="1.94cm" fo:margin-bottom="5pt"/>
    </style:style>
    <style:style style:parent-style-name="138" style:display-name="toc 7" style:family="paragraph" style:name="195">
      <style:paragraph-properties fo:margin-left="2.328cm" fo:margin-bottom="5pt"/>
    </style:style>
    <style:style style:parent-style-name="138" style:display-name="toc 8" style:family="paragraph" style:name="196">
      <style:paragraph-properties fo:margin-left="2.717cm" fo:margin-bottom="5pt"/>
    </style:style>
    <style:style style:parent-style-name="138" style:display-name="toc 9" style:family="paragraph" style:name="197">
      <style:paragraph-properties fo:margin-left="3.105cm" fo:margin-bottom="5pt"/>
    </style:style>
    <style:style style:parent-style-name="785" style:display-name="Placeholder Text" style:family="text" style:name="198">
      <style:paragraph-properties/>
      <style:text-properties fo:color="#666666"/>
    </style:style>
    <style:style style:display-name="TOC Heading" style:family="paragraph" style:name="208">
      <style:paragraph-properties/>
    </style:style>
    <style:style style:parent-style-name="138" style:display-name="table of figures" style:family="paragraph" style:name="209">
      <style:paragraph-properties fo:margin-bottom="0pt"/>
    </style:style>
    <style:style style:display-name="DStyle_paragraph" style:family="paragraph" style:name="737">
      <style:paragraph-properties/>
      <style:text-properties fo:color="#000000" fo:font-family="Calibri" style:font-family-asian="Calibri" style:font-family-complex="Calibri" fo:font-size="11pt" style:font-size-complex="11pt" fo:language="ru" style:language-complex="ar" fo:country="RU" style:country-complex="SA"/>
    </style:style>
    <style:style style:parent-style-name="737" style:display-name="Standard" style:family="paragraph" style:name="738">
      <style:paragraph-properties fo:line-height="107.917%" fo:text-align="left" fo:margin-top="0pt" fo:margin-bottom="8pt"/>
      <style:text-properties style:language-complex="en" style:country-complex="US"/>
    </style:style>
    <style:style style:parent-style-name="738" style:display-name="Heading" style:family="paragraph" style:name="739">
      <style:paragraph-properties fo:margin-top="12pt" fo:margin-bottom="6pt"/>
      <style:text-properties fo:font-family="Liberation Sans" style:font-family-asian="Tahoma" style:font-family-complex="Verdana" fo:font-size="14pt" style:font-size-complex="14pt"/>
    </style:style>
    <style:style style:parent-style-name="738" style:display-name="Text body" style:family="paragraph" style:name="740">
      <style:paragraph-properties fo:line-height="115%" fo:margin-top="0pt" fo:margin-bottom="7pt"/>
    </style:style>
    <style:style style:parent-style-name="740" style:display-name="List" style:family="paragraph" style:name="741">
      <style:paragraph-properties/>
      <style:text-properties style:font-family-complex="Verdana"/>
    </style:style>
    <style:style style:parent-style-name="738" style:display-name="Caption" style:family="paragraph" style:name="742">
      <style:paragraph-properties fo:line-height="115%"/>
      <style:text-properties fo:color="#5b9bd5" fo:font-size="9pt" style:font-size-complex="9pt" fo:font-weight="bold"/>
    </style:style>
    <style:style style:parent-style-name="738" style:display-name="Index" style:family="paragraph" style:name="743">
      <style:paragraph-properties/>
      <style:text-properties style:font-family-complex="Verdana"/>
    </style:style>
    <style:style style:parent-style-name="738" style:display-name="Heading 1" style:family="paragraph" style:name="744">
      <style:paragraph-properties fo:margin-top="24pt" fo:margin-bottom="10pt"/>
      <style:text-properties fo:font-family="Arial" style:font-family-asian="Arial" style:font-family-complex="Arial" fo:font-size="20pt" style:font-size-complex="20pt"/>
    </style:style>
    <style:style style:parent-style-name="738" style:display-name="Heading 2" style:family="paragraph" style:name="745">
      <style:paragraph-properties fo:margin-top="18pt" fo:margin-bottom="10pt"/>
      <style:text-properties fo:font-family="Arial" style:font-family-asian="Arial" style:font-family-complex="Arial" fo:font-size="17pt"/>
    </style:style>
    <style:style style:parent-style-name="738" style:display-name="Heading 3" style:family="paragraph" style:name="746">
      <style:paragraph-properties fo:margin-top="16pt" fo:margin-bottom="10pt"/>
      <style:text-properties fo:font-family="Arial" style:font-family-asian="Arial" style:font-family-complex="Arial" fo:font-size="15pt" style:font-size-complex="15pt"/>
    </style:style>
    <style:style style:parent-style-name="738" style:display-name="Heading 4" style:family="paragraph" style:name="747">
      <style:paragraph-properties fo:margin-top="16pt" fo:margin-bottom="10pt"/>
      <style:text-properties fo:font-family="Arial" style:font-family-asian="Arial" style:font-family-complex="Arial" fo:font-size="13pt" style:font-size-complex="13pt" fo:font-weight="bold"/>
    </style:style>
    <style:style style:parent-style-name="738" style:display-name="Heading 5" style:family="paragraph" style:name="748">
      <style:paragraph-properties fo:margin-top="16pt" fo:margin-bottom="10pt"/>
      <style:text-properties fo:font-family="Arial" style:font-family-asian="Arial" style:font-family-complex="Arial" fo:font-size="12pt" style:font-size-complex="12pt" fo:font-weight="bold"/>
    </style:style>
    <style:style style:parent-style-name="738" style:display-name="Heading 6" style:family="paragraph" style:name="749">
      <style:paragraph-properties fo:margin-top="16pt" fo:margin-bottom="10pt"/>
      <style:text-properties fo:font-family="Arial" style:font-family-asian="Arial" style:font-family-complex="Arial" fo:font-weight="bold"/>
    </style:style>
    <style:style style:parent-style-name="738" style:display-name="Heading 7" style:family="paragraph" style:name="750">
      <style:paragraph-properties fo:margin-top="16pt" fo:margin-bottom="10pt"/>
      <style:text-properties fo:font-family="Arial" style:font-family-asian="Arial" style:font-family-complex="Arial" fo:font-style="italic" fo:font-weight="bold"/>
    </style:style>
    <style:style style:parent-style-name="738" style:display-name="Heading 8" style:family="paragraph" style:name="751">
      <style:paragraph-properties fo:margin-top="16pt" fo:margin-bottom="10pt"/>
      <style:text-properties fo:font-family="Arial" style:font-family-asian="Arial" style:font-family-complex="Arial" fo:font-style="italic"/>
    </style:style>
    <style:style style:parent-style-name="738" style:display-name="Heading 9" style:family="paragraph" style:name="752">
      <style:paragraph-properties fo:margin-top="16pt" fo:margin-bottom="10pt"/>
      <style:text-properties fo:font-family="Arial" style:font-family-asian="Arial" style:font-family-complex="Arial" fo:font-size="10.5pt" style:font-size-complex="10.5pt" fo:font-style="italic"/>
    </style:style>
    <style:style style:parent-style-name="738" style:display-name="Endnote" style:family="paragraph" style:name="753">
      <style:paragraph-properties fo:line-height="100%" fo:margin-top="0pt" fo:margin-bottom="0pt"/>
      <style:text-properties fo:font-size="10pt"/>
    </style:style>
    <style:style style:parent-style-name="738" style:display-name="Figure Index 1" style:family="paragraph" style:name="754">
      <style:paragraph-properties fo:margin-top="0pt" fo:margin-bottom="0pt"/>
    </style:style>
    <style:style style:parent-style-name="737" style:display-name="No Spacing" style:family="paragraph" style:name="755">
      <style:paragraph-properties fo:line-height="100%" fo:text-align="left" fo:margin-top="0pt" fo:margin-bottom="0pt"/>
    </style:style>
    <style:style style:parent-style-name="738" style:display-name="Title" style:family="paragraph" style:name="756">
      <style:paragraph-properties fo:margin-top="15pt" fo:margin-bottom="10pt"/>
      <style:text-properties fo:font-size="24pt" style:font-size-complex="24pt"/>
    </style:style>
    <style:style style:parent-style-name="738" style:display-name="Subtitle" style:family="paragraph" style:name="757">
      <style:paragraph-properties fo:margin-top="10pt" fo:margin-bottom="10pt"/>
      <style:text-properties fo:font-size="12pt" style:font-size-complex="12pt"/>
    </style:style>
    <style:style style:parent-style-name="738" style:display-name="Quote" style:family="paragraph" style:name="758">
      <style:paragraph-properties fo:margin-left="1.27cm" fo:margin-right="1.27cm" fo:text-indent="0cm"/>
      <style:text-properties fo:font-style="italic"/>
    </style:style>
    <style:style style:parent-style-name="738" style:display-name="Intense Quote" style:family="paragraph" style:name="759">
      <style:paragraph-properties fo:margin-left="1.27cm" fo:margin-right="1.27cm" fo:text-indent="0cm" fo:background-color="#f2f2f2" fo:border="0.01764cm solid #FFFFFF"/>
      <style:text-properties fo:font-style="italic"/>
    </style:style>
    <style:style style:parent-style-name="738" style:display-name="Footnote" style:family="paragraph" style:name="760">
      <style:paragraph-properties fo:line-height="100%" fo:margin-top="0pt" fo:margin-bottom="2pt"/>
      <style:text-properties fo:font-size="9pt"/>
    </style:style>
    <style:style style:parent-style-name="738" style:display-name="Contents 1" style:family="paragraph" style:name="761">
      <style:paragraph-properties fo:margin-top="0pt" fo:margin-bottom="2.85pt"/>
    </style:style>
    <style:style style:parent-style-name="738" style:display-name="Contents 2" style:family="paragraph" style:name="762">
      <style:paragraph-properties fo:margin-left="0.4992cm" fo:margin-right="0cm" fo:text-indent="0cm" fo:margin-top="0pt" fo:margin-bottom="2.85pt"/>
    </style:style>
    <style:style style:parent-style-name="738" style:display-name="Contents 3" style:family="paragraph" style:name="763">
      <style:paragraph-properties fo:margin-left="1cm" fo:margin-right="0cm" fo:text-indent="0cm" fo:margin-top="0pt" fo:margin-bottom="2.85pt"/>
    </style:style>
    <style:style style:parent-style-name="738" style:display-name="Contents 4" style:family="paragraph" style:name="764">
      <style:paragraph-properties fo:margin-left="1.499cm" fo:margin-right="0cm" fo:text-indent="0cm" fo:margin-top="0pt" fo:margin-bottom="2.85pt"/>
    </style:style>
    <style:style style:parent-style-name="738" style:display-name="Contents 5" style:family="paragraph" style:name="765">
      <style:paragraph-properties fo:margin-left="2cm" fo:margin-right="0cm" fo:text-indent="0cm" fo:margin-top="0pt" fo:margin-bottom="2.85pt"/>
    </style:style>
    <style:style style:parent-style-name="738" style:display-name="Contents 6" style:family="paragraph" style:name="766">
      <style:paragraph-properties fo:margin-left="2.5cm" fo:margin-right="0cm" fo:text-indent="0cm" fo:margin-top="0pt" fo:margin-bottom="2.85pt"/>
    </style:style>
    <style:style style:parent-style-name="738" style:display-name="Contents 7" style:family="paragraph" style:name="767">
      <style:paragraph-properties fo:margin-left="3.001cm" fo:margin-right="0cm" fo:text-indent="0cm" fo:margin-top="0pt" fo:margin-bottom="2.85pt"/>
    </style:style>
    <style:style style:parent-style-name="738" style:display-name="Contents 8" style:family="paragraph" style:name="768">
      <style:paragraph-properties fo:margin-left="3.5cm" fo:margin-right="0cm" fo:text-indent="0cm" fo:margin-top="0pt" fo:margin-bottom="2.85pt"/>
    </style:style>
    <style:style style:parent-style-name="738" style:display-name="Contents 9" style:family="paragraph" style:name="769">
      <style:paragraph-properties fo:margin-left="4.001cm" fo:margin-right="0cm" fo:text-indent="0cm" fo:margin-top="0pt" fo:margin-bottom="2.85pt"/>
    </style:style>
    <style:style style:parent-style-name="739" style:display-name="Index Heading" style:family="paragraph" style:name="770">
      <style:paragraph-properties/>
    </style:style>
    <style:style style:parent-style-name="737" style:display-name="Contents Heading" style:family="paragraph" style:name="771">
      <style:paragraph-properties fo:line-height="107.917%" fo:text-align="left" fo:margin-top="0pt" fo:margin-bottom="8pt"/>
    </style:style>
    <style:style style:parent-style-name="738" style:display-name="Header and Footer" style:family="paragraph" style:name="772">
      <style:paragraph-properties/>
    </style:style>
    <style:style style:parent-style-name="738" style:display-name="Header" style:family="paragraph" style:name="773">
      <style:paragraph-properties fo:line-height="100%" fo:margin-top="0pt" fo:margin-bottom="0pt">
        <style:tab-stops>
          <style:tab-stop style:position="8.25cm" style:type="center"/>
          <style:tab-stop style:position="16.5cm" style:type="right"/>
        </style:tab-stops>
      </style:paragraph-properties>
    </style:style>
    <style:style style:parent-style-name="738" style:display-name="Footer" style:family="paragraph" style:name="774">
      <style:paragraph-properties fo:line-height="100%" fo:margin-top="0pt" fo:margin-bottom="0pt">
        <style:tab-stops>
          <style:tab-stop style:position="8.25cm" style:type="center"/>
          <style:tab-stop style:position="16.5cm" style:type="right"/>
        </style:tab-stops>
      </style:paragraph-properties>
    </style:style>
    <style:style style:parent-style-name="738" style:display-name="List Paragraph" style:family="paragraph" style:name="775">
      <style:paragraph-properties fo:margin-left="1.27cm" fo:margin-right="0cm" fo:text-indent="0cm" fo:margin-top="0pt" fo:margin-bottom="8pt"/>
    </style:style>
    <style:style style:parent-style-name="738" style:display-name="docdata" style:family="paragraph" style:name="776">
      <style:paragraph-properties fo:line-height="100%" fo:margin-top="14pt" fo:margin-bottom="14pt"/>
      <style:text-properties fo:font-family="Times New Roman" style:font-family-asian="Times New Roman" style:font-family-complex="Times New Roman" fo:font-size="12pt" style:font-size-complex="12pt" style:language-complex="ar" style:country-complex="SA"/>
    </style:style>
    <style:style style:parent-style-name="738" style:display-name="Normal (Web)" style:family="paragraph" style:name="777">
      <style:paragraph-properties fo:line-height="100%" fo:margin-top="14pt" fo:margin-bottom="14pt"/>
      <style:text-properties fo:font-family="Times New Roman" style:font-family-asian="Times New Roman" style:font-family-complex="Times New Roman" fo:font-size="12pt" style:font-size-complex="12pt" style:language-complex="ar" style:country-complex="SA"/>
    </style:style>
    <style:style style:parent-style-name="738" style:display-name="Balloon Text" style:family="paragraph" style:name="778">
      <style:paragraph-properties fo:line-height="100%" fo:margin-top="0pt" fo:margin-bottom="0pt"/>
      <style:text-properties fo:font-family="Segoe UI" style:font-family-complex="Segoe UI" fo:font-size="9pt" style:font-size-complex="9pt"/>
    </style:style>
    <style:style style:parent-style-name="738" style:display-name="Marginalia" style:family="paragraph" style:name="779">
      <style:paragraph-properties fo:line-height="100%"/>
      <style:text-properties fo:font-size="10pt" style:font-size-complex="10pt"/>
    </style:style>
    <style:style style:parent-style-name="737" style:display-name="Normal10" style:family="paragraph" style:name="780">
      <style:paragraph-properties fo:line-height="115%" fo:text-align="left" fo:margin-top="0pt" fo:margin-bottom="10pt"/>
      <style:text-properties style:font-family-asian="Arial" style:font-family-complex="Times New Roman"/>
    </style:style>
    <style:style style:parent-style-name="737" style:display-name="Normal4" style:family="paragraph" style:name="781">
      <style:paragraph-properties fo:line-height="115%" fo:text-align="left" fo:margin-top="0pt" fo:margin-bottom="10pt"/>
      <style:text-properties style:font-family-complex="Times New Roman"/>
    </style:style>
    <style:style style:parent-style-name="738" style:display-name="Preformatted Text" style:family="paragraph" style:name="782">
      <style:paragraph-properties fo:margin-top="0pt" fo:margin-bottom="0pt"/>
      <style:text-properties fo:font-family="Liberation Mono" style:font-family-asian="Liberation Mono" style:font-family-complex="Liberation Mono" fo:font-size="10pt" style:font-size-complex="10pt"/>
    </style:style>
    <style:style style:parent-style-name="738" style:display-name="Table Contents" style:family="paragraph" style:name="783">
      <style:paragraph-properties/>
    </style:style>
    <style:style style:parent-style-name="783" style:display-name="Table Heading" style:family="paragraph" style:name="784">
      <style:paragraph-properties fo:text-align="center"/>
      <style:text-properties fo:font-weight="bold"/>
    </style:style>
    <style:style style:parent-style-name="737" style:class="default" style:display-name="Default Paragraph Font" style:family="text" style:name="785">
      <style:paragraph-properties/>
    </style:style>
    <style:style style:parent-style-name="737" style:display-name="Caption Char" style:family="text" style:name="786">
      <style:paragraph-properties/>
    </style:style>
    <style:style style:parent-style-name="737" style:display-name="Текст концевой сноски Знак" style:family="text" style:name="787">
      <style:paragraph-properties/>
      <style:text-properties fo:font-size="10pt"/>
    </style:style>
    <style:style style:parent-style-name="785" style:display-name="Endnote Symbol" style:family="text" style:name="788">
      <style:paragraph-properties/>
      <style:text-properties style:text-position="super 58%"/>
    </style:style>
    <style:style style:parent-style-name="737" style:display-name="Endnote anchor" style:family="text" style:name="789">
      <style:paragraph-properties/>
      <style:text-properties style:text-position="super 58%"/>
    </style:style>
    <style:style style:parent-style-name="785" style:display-name="Heading 1 Char" style:family="text" style:name="790">
      <style:paragraph-properties/>
      <style:text-properties fo:font-family="Arial" style:font-family-asian="Arial" style:font-family-complex="Arial" fo:font-size="20pt" style:font-size-complex="20pt"/>
    </style:style>
    <style:style style:parent-style-name="785" style:display-name="Heading 2 Char" style:family="text" style:name="791">
      <style:paragraph-properties/>
      <style:text-properties fo:font-family="Arial" style:font-family-asian="Arial" style:font-family-complex="Arial" fo:font-size="17pt"/>
    </style:style>
    <style:style style:parent-style-name="785" style:display-name="Heading 3 Char" style:family="text" style:name="792">
      <style:paragraph-properties/>
      <style:text-properties fo:font-family="Arial" style:font-family-asian="Arial" style:font-family-complex="Arial" fo:font-size="15pt" style:font-size-complex="15pt"/>
    </style:style>
    <style:style style:parent-style-name="785" style:display-name="Heading 4 Char" style:family="text" style:name="793">
      <style:paragraph-properties/>
      <style:text-properties fo:font-family="Arial" style:font-family-asian="Arial" style:font-family-complex="Arial" fo:font-size="13pt" style:font-size-complex="13pt" fo:font-weight="bold"/>
    </style:style>
    <style:style style:parent-style-name="785" style:display-name="Heading 5 Char" style:family="text" style:name="794">
      <style:paragraph-properties/>
      <style:text-properties fo:font-family="Arial" style:font-family-asian="Arial" style:font-family-complex="Arial" fo:font-size="12pt" style:font-size-complex="12pt" fo:font-weight="bold"/>
    </style:style>
    <style:style style:parent-style-name="785" style:display-name="Heading 6 Char" style:family="text" style:name="795">
      <style:paragraph-properties/>
      <style:text-properties fo:font-family="Arial" style:font-family-asian="Arial" style:font-family-complex="Arial" fo:font-size="11pt" style:font-size-complex="11pt" fo:font-weight="bold"/>
    </style:style>
    <style:style style:parent-style-name="785" style:display-name="Heading 7 Char" style:family="text" style:name="796">
      <style:paragraph-properties/>
      <style:text-properties fo:font-family="Arial" style:font-family-asian="Arial" style:font-family-complex="Arial" fo:font-size="11pt" style:font-size-complex="11pt" fo:font-style="italic" fo:font-weight="bold"/>
    </style:style>
    <style:style style:parent-style-name="785" style:display-name="Heading 8 Char" style:family="text" style:name="797">
      <style:paragraph-properties/>
      <style:text-properties fo:font-family="Arial" style:font-family-asian="Arial" style:font-family-complex="Arial" fo:font-size="11pt" style:font-size-complex="11pt" fo:font-style="italic"/>
    </style:style>
    <style:style style:parent-style-name="785" style:display-name="Heading 9 Char" style:family="text" style:name="798">
      <style:paragraph-properties/>
      <style:text-properties fo:font-family="Arial" style:font-family-asian="Arial" style:font-family-complex="Arial" fo:font-size="10.5pt" style:font-size-complex="10.5pt" fo:font-style="italic"/>
    </style:style>
    <style:style style:parent-style-name="785" style:display-name="Title Char" style:family="text" style:name="799">
      <style:paragraph-properties/>
      <style:text-properties fo:font-size="24pt" style:font-size-complex="24pt"/>
    </style:style>
    <style:style style:parent-style-name="785" style:display-name="Subtitle Char" style:family="text" style:name="800">
      <style:paragraph-properties/>
      <style:text-properties fo:font-size="12pt" style:font-size-complex="12pt"/>
    </style:style>
    <style:style style:parent-style-name="737" style:display-name="Quote Char" style:family="text" style:name="801">
      <style:paragraph-properties/>
      <style:text-properties fo:font-style="italic"/>
    </style:style>
    <style:style style:parent-style-name="737" style:display-name="Intense Quote Char" style:family="text" style:name="802">
      <style:paragraph-properties/>
      <style:text-properties fo:font-style="italic"/>
    </style:style>
    <style:style style:parent-style-name="737" style:display-name="Footnote Text Char" style:family="text" style:name="803">
      <style:paragraph-properties/>
      <style:text-properties fo:font-size="9pt"/>
    </style:style>
    <style:style style:parent-style-name="785" style:display-name="Заголовок 1 Знак" style:family="text" style:name="804">
      <style:paragraph-properties/>
      <style:text-properties fo:font-family="Arial" style:font-family-asian="Arial" style:font-family-complex="Arial" fo:font-size="20pt" style:font-size-complex="20pt"/>
    </style:style>
    <style:style style:parent-style-name="785" style:display-name="Заголовок 2 Знак" style:family="text" style:name="805">
      <style:paragraph-properties/>
      <style:text-properties fo:font-family="Arial" style:font-family-asian="Arial" style:font-family-complex="Arial" fo:font-size="17pt"/>
    </style:style>
    <style:style style:parent-style-name="785" style:display-name="Заголовок 3 Знак" style:family="text" style:name="806">
      <style:paragraph-properties/>
      <style:text-properties fo:font-family="Arial" style:font-family-asian="Arial" style:font-family-complex="Arial" fo:font-size="15pt" style:font-size-complex="15pt"/>
    </style:style>
    <style:style style:parent-style-name="785" style:display-name="Заголовок 4 Знак" style:family="text" style:name="807">
      <style:paragraph-properties/>
      <style:text-properties fo:font-family="Arial" style:font-family-asian="Arial" style:font-family-complex="Arial" fo:font-size="13pt" style:font-size-complex="13pt" fo:font-weight="bold"/>
    </style:style>
    <style:style style:parent-style-name="785" style:display-name="Заголовок 5 Знак" style:family="text" style:name="808">
      <style:paragraph-properties/>
      <style:text-properties fo:font-family="Arial" style:font-family-asian="Arial" style:font-family-complex="Arial" fo:font-size="12pt" style:font-size-complex="12pt" fo:font-weight="bold"/>
    </style:style>
    <style:style style:parent-style-name="785" style:display-name="Заголовок 6 Знак" style:family="text" style:name="809">
      <style:paragraph-properties/>
      <style:text-properties fo:font-family="Arial" style:font-family-asian="Arial" style:font-family-complex="Arial" fo:font-size="11pt" style:font-size-complex="11pt" fo:font-weight="bold"/>
    </style:style>
    <style:style style:parent-style-name="785" style:display-name="Заголовок 7 Знак" style:family="text" style:name="810">
      <style:paragraph-properties/>
      <style:text-properties fo:font-family="Arial" style:font-family-asian="Arial" style:font-family-complex="Arial" fo:font-size="11pt" style:font-size-complex="11pt" fo:font-style="italic" fo:font-weight="bold"/>
    </style:style>
    <style:style style:parent-style-name="785" style:display-name="Заголовок 8 Знак" style:family="text" style:name="811">
      <style:paragraph-properties/>
      <style:text-properties fo:font-family="Arial" style:font-family-asian="Arial" style:font-family-complex="Arial" fo:font-size="11pt" style:font-size-complex="11pt" fo:font-style="italic"/>
    </style:style>
    <style:style style:parent-style-name="785" style:display-name="Заголовок 9 Знак" style:family="text" style:name="812">
      <style:paragraph-properties/>
      <style:text-properties fo:font-family="Arial" style:font-family-asian="Arial" style:font-family-complex="Arial" fo:font-size="10.5pt" style:font-size-complex="10.5pt" fo:font-style="italic"/>
    </style:style>
    <style:style style:parent-style-name="785" style:display-name="Заголовок Знак" style:family="text" style:name="813">
      <style:paragraph-properties/>
      <style:text-properties fo:font-size="24pt" style:font-size-complex="24pt"/>
    </style:style>
    <style:style style:parent-style-name="785" style:display-name="Подзаголовок Знак" style:family="text" style:name="814">
      <style:paragraph-properties/>
      <style:text-properties fo:font-size="12pt" style:font-size-complex="12pt"/>
    </style:style>
    <style:style style:parent-style-name="737" style:display-name="Цитата 2 Знак" style:family="text" style:name="815">
      <style:paragraph-properties/>
      <style:text-properties fo:font-style="italic"/>
    </style:style>
    <style:style style:parent-style-name="737" style:display-name="Выделенная цитата Знак" style:family="text" style:name="816">
      <style:paragraph-properties/>
      <style:text-properties fo:font-style="italic"/>
    </style:style>
    <style:style style:parent-style-name="785" style:display-name="Header Char" style:family="text" style:name="817">
      <style:paragraph-properties/>
    </style:style>
    <style:style style:parent-style-name="785" style:display-name="Footer Char" style:family="text" style:name="818">
      <style:paragraph-properties/>
    </style:style>
    <style:style style:parent-style-name="737" style:display-name="Текст сноски Знак" style:family="text" style:name="819">
      <style:paragraph-properties/>
      <style:text-properties fo:font-size="9pt"/>
    </style:style>
    <style:style style:parent-style-name="785" style:display-name="Footnote Symbol" style:family="text" style:name="820">
      <style:paragraph-properties/>
      <style:text-properties style:text-position="super 58%"/>
    </style:style>
    <style:style style:parent-style-name="737" style:display-name="Footnote anchor" style:family="text" style:name="821">
      <style:paragraph-properties/>
      <style:text-properties style:text-position="super 58%"/>
    </style:style>
    <style:style style:parent-style-name="737" style:display-name="Internet link" style:family="text" style:name="822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785" style:display-name="Верхний колонтитул Знак" style:family="text" style:name="823">
      <style:paragraph-properties/>
      <style:text-properties fo:font-family="Calibri" style:font-family-asian="Calibri" style:font-family-complex="Calibri" style:language-complex="en" style:country-complex="US"/>
    </style:style>
    <style:style style:parent-style-name="785" style:display-name="Нижний колонтитул Знак" style:family="text" style:name="824">
      <style:paragraph-properties/>
      <style:text-properties fo:font-family="Calibri" style:font-family-asian="Calibri" style:font-family-complex="Calibri" style:language-complex="en" style:country-complex="US"/>
    </style:style>
    <style:style style:parent-style-name="785" style:display-name="Неразрешенное упоминание1" style:family="text" style:name="825">
      <style:paragraph-properties/>
      <style:text-properties fo:color="#605e5c" fo:background-color="#e1dfdd"/>
    </style:style>
    <style:style style:parent-style-name="785" style:display-name="Emphasis" style:family="text" style:name="826">
      <style:paragraph-properties/>
      <style:text-properties fo:font-style="italic"/>
    </style:style>
    <style:style style:parent-style-name="785" style:display-name="Текст выноски Знак" style:family="text" style:name="827">
      <style:paragraph-properties/>
      <style:text-properties fo:font-family="Segoe UI" style:font-family-asian="Calibri" style:font-family-complex="Segoe UI" fo:font-size="9pt" style:font-size-complex="9pt" style:language-complex="en" style:country-complex="US"/>
    </style:style>
    <style:style style:parent-style-name="785" style:display-name="annotation reference" style:family="text" style:name="828">
      <style:paragraph-properties/>
      <style:text-properties fo:font-size="8pt" style:font-size-complex="8pt"/>
    </style:style>
    <style:style style:parent-style-name="785" style:display-name="Текст примечания Знак" style:family="text" style:name="829">
      <style:paragraph-properties/>
      <style:text-properties fo:font-family="Calibri" style:font-family-asian="Calibri" style:font-family-complex="Calibri" fo:font-size="10pt" style:font-size-complex="10pt" style:language-complex="en" style:country-complex="US"/>
    </style:style>
    <style:style style:parent-style-name="785" style:display-name="2941" style:family="text" style:name="830">
      <style:paragraph-properties/>
    </style:style>
    <style:style style:parent-style-name="785" style:display-name="docy" style:family="text" style:name="831">
      <style:paragraph-properties/>
    </style:style>
    <style:style style:parent-style-name="737" style:display-name="ListLabel 1" style:family="text" style:name="832">
      <style:paragraph-properties/>
    </style:style>
    <style:style style:parent-style-name="737" style:display-name="ListLabel 2" style:family="text" style:name="833">
      <style:paragraph-properties/>
    </style:style>
    <style:style style:parent-style-name="737" style:display-name="ListLabel 3" style:family="text" style:name="834">
      <style:paragraph-properties/>
    </style:style>
    <style:style style:parent-style-name="737" style:display-name="ListLabel 4" style:family="text" style:name="835">
      <style:paragraph-properties/>
    </style:style>
    <style:style style:parent-style-name="737" style:display-name="ListLabel 5" style:family="text" style:name="836">
      <style:paragraph-properties/>
    </style:style>
    <style:style style:parent-style-name="737" style:display-name="ListLabel 6" style:family="text" style:name="837">
      <style:paragraph-properties/>
    </style:style>
    <style:style style:parent-style-name="737" style:display-name="ListLabel 7" style:family="text" style:name="838">
      <style:paragraph-properties/>
    </style:style>
    <style:style style:parent-style-name="737" style:display-name="ListLabel 8" style:family="text" style:name="839">
      <style:paragraph-properties/>
    </style:style>
    <style:style style:parent-style-name="737" style:display-name="ListLabel 9" style:family="text" style:name="840">
      <style:paragraph-properties/>
    </style:style>
    <style:style style:parent-style-name="737" style:display-name="ListLabel 10" style:family="text" style:name="841">
      <style:paragraph-properties/>
    </style:style>
    <style:style style:parent-style-name="737" style:display-name="ListLabel 11" style:family="text" style:name="842">
      <style:paragraph-properties/>
      <style:text-properties style:font-family-complex="Courier New"/>
    </style:style>
    <style:style style:parent-style-name="737" style:display-name="ListLabel 12" style:family="text" style:name="843">
      <style:paragraph-properties/>
    </style:style>
    <style:style style:parent-style-name="737" style:display-name="ListLabel 13" style:family="text" style:name="844">
      <style:paragraph-properties/>
    </style:style>
    <style:style style:parent-style-name="737" style:display-name="ListLabel 14" style:family="text" style:name="845">
      <style:paragraph-properties/>
      <style:text-properties style:font-family-complex="Courier New"/>
    </style:style>
    <style:style style:parent-style-name="737" style:display-name="ListLabel 15" style:family="text" style:name="846">
      <style:paragraph-properties/>
    </style:style>
    <style:style style:parent-style-name="737" style:display-name="ListLabel 16" style:family="text" style:name="847">
      <style:paragraph-properties/>
    </style:style>
    <style:style style:parent-style-name="737" style:display-name="ListLabel 17" style:family="text" style:name="848">
      <style:paragraph-properties/>
      <style:text-properties style:font-family-complex="Courier New"/>
    </style:style>
    <style:style style:parent-style-name="737" style:display-name="ListLabel 18" style:family="text" style:name="849">
      <style:paragraph-properties/>
    </style:style>
    <style:style style:parent-style-name="737" style:display-name="ListLabel 19" style:family="text" style:name="850">
      <style:paragraph-properties/>
    </style:style>
    <style:style style:parent-style-name="737" style:display-name="ListLabel 20" style:family="text" style:name="851">
      <style:paragraph-properties/>
      <style:text-properties style:font-family-complex="Courier New"/>
    </style:style>
    <style:style style:parent-style-name="737" style:display-name="ListLabel 21" style:family="text" style:name="852">
      <style:paragraph-properties/>
    </style:style>
    <style:style style:parent-style-name="737" style:display-name="ListLabel 22" style:family="text" style:name="853">
      <style:paragraph-properties/>
    </style:style>
    <style:style style:parent-style-name="737" style:display-name="ListLabel 23" style:family="text" style:name="854">
      <style:paragraph-properties/>
      <style:text-properties style:font-family-complex="Courier New"/>
    </style:style>
    <style:style style:parent-style-name="737" style:display-name="ListLabel 24" style:family="text" style:name="855">
      <style:paragraph-properties/>
    </style:style>
    <style:style style:parent-style-name="737" style:display-name="ListLabel 25" style:family="text" style:name="856">
      <style:paragraph-properties/>
    </style:style>
    <style:style style:parent-style-name="737" style:display-name="ListLabel 26" style:family="text" style:name="857">
      <style:paragraph-properties/>
      <style:text-properties style:font-family-complex="Courier New"/>
    </style:style>
    <style:style style:parent-style-name="737" style:display-name="ListLabel 27" style:family="text" style:name="858">
      <style:paragraph-properties/>
    </style:style>
    <style:style style:parent-style-name="737" style:display-name="ListLabel 28" style:family="text" style:name="859">
      <style:paragraph-properties/>
    </style:style>
    <style:style style:parent-style-name="737" style:display-name="ListLabel 29" style:family="text" style:name="860">
      <style:paragraph-properties/>
      <style:text-properties style:font-family-complex="Courier New"/>
    </style:style>
    <style:style style:parent-style-name="737" style:display-name="ListLabel 30" style:family="text" style:name="861">
      <style:paragraph-properties/>
    </style:style>
    <style:style style:parent-style-name="737" style:display-name="ListLabel 31" style:family="text" style:name="862">
      <style:paragraph-properties/>
    </style:style>
    <style:style style:parent-style-name="737" style:display-name="ListLabel 32" style:family="text" style:name="863">
      <style:paragraph-properties/>
      <style:text-properties style:font-family-complex="Courier New"/>
    </style:style>
    <style:style style:parent-style-name="737" style:display-name="ListLabel 33" style:family="text" style:name="864">
      <style:paragraph-properties/>
    </style:style>
    <style:style style:parent-style-name="737" style:display-name="ListLabel 34" style:family="text" style:name="865">
      <style:paragraph-properties/>
    </style:style>
    <style:style style:parent-style-name="737" style:display-name="ListLabel 35" style:family="text" style:name="866">
      <style:paragraph-properties/>
      <style:text-properties style:font-family-complex="Courier New"/>
    </style:style>
    <style:style style:parent-style-name="737" style:display-name="ListLabel 36" style:family="text" style:name="867">
      <style:paragraph-properties/>
    </style:style>
    <style:style style:parent-style-name="737" style:display-name="ListLabel 37" style:family="text" style:name="868">
      <style:paragraph-properties/>
    </style:style>
    <style:style style:parent-style-name="737" style:display-name="ListLabel 38" style:family="text" style:name="869">
      <style:paragraph-properties/>
    </style:style>
    <style:style style:parent-style-name="737" style:display-name="ListLabel 39" style:family="text" style:name="870">
      <style:paragraph-properties/>
    </style:style>
    <style:style style:parent-style-name="737" style:display-name="ListLabel 40" style:family="text" style:name="871">
      <style:paragraph-properties/>
    </style:style>
    <style:style style:parent-style-name="737" style:display-name="ListLabel 41" style:family="text" style:name="872">
      <style:paragraph-properties/>
    </style:style>
    <style:style style:parent-style-name="737" style:display-name="ListLabel 42" style:family="text" style:name="873">
      <style:paragraph-properties/>
    </style:style>
    <style:style style:parent-style-name="737" style:display-name="ListLabel 43" style:family="text" style:name="874">
      <style:paragraph-properties/>
    </style:style>
    <style:style style:parent-style-name="737" style:display-name="ListLabel 44" style:family="text" style:name="875">
      <style:paragraph-properties/>
    </style:style>
    <style:style style:parent-style-name="737" style:display-name="ListLabel 45" style:family="text" style:name="876">
      <style:paragraph-properties/>
    </style:style>
    <style:style style:parent-style-name="737" style:display-name="ListLabel 46" style:family="text" style:name="877">
      <style:paragraph-properties/>
    </style:style>
    <style:style style:parent-style-name="737" style:display-name="ListLabel 47" style:family="text" style:name="878">
      <style:paragraph-properties/>
      <style:text-properties style:font-family-complex="Courier New"/>
    </style:style>
    <style:style style:parent-style-name="737" style:display-name="ListLabel 48" style:family="text" style:name="879">
      <style:paragraph-properties/>
    </style:style>
    <style:style style:parent-style-name="737" style:display-name="ListLabel 49" style:family="text" style:name="880">
      <style:paragraph-properties/>
    </style:style>
    <style:style style:parent-style-name="737" style:display-name="ListLabel 50" style:family="text" style:name="881">
      <style:paragraph-properties/>
      <style:text-properties style:font-family-complex="Courier New"/>
    </style:style>
    <style:style style:parent-style-name="737" style:display-name="ListLabel 51" style:family="text" style:name="882">
      <style:paragraph-properties/>
    </style:style>
    <style:style style:parent-style-name="737" style:display-name="ListLabel 52" style:family="text" style:name="883">
      <style:paragraph-properties/>
    </style:style>
    <style:style style:parent-style-name="737" style:display-name="ListLabel 53" style:family="text" style:name="884">
      <style:paragraph-properties/>
      <style:text-properties style:font-family-complex="Courier New"/>
    </style:style>
    <style:style style:parent-style-name="737" style:display-name="ListLabel 54" style:family="text" style:name="885">
      <style:paragraph-properties/>
    </style:style>
    <style:style style:parent-style-name="737" style:display-name="ListLabel 55" style:family="text" style:name="886">
      <style:paragraph-properties/>
    </style:style>
    <style:style style:parent-style-name="737" style:display-name="ListLabel 56" style:family="text" style:name="887">
      <style:paragraph-properties/>
    </style:style>
    <style:style style:parent-style-name="737" style:display-name="ListLabel 57" style:family="text" style:name="888">
      <style:paragraph-properties/>
    </style:style>
    <style:style style:parent-style-name="737" style:display-name="ListLabel 58" style:family="text" style:name="889">
      <style:paragraph-properties/>
    </style:style>
    <style:style style:parent-style-name="737" style:display-name="ListLabel 59" style:family="text" style:name="890">
      <style:paragraph-properties/>
    </style:style>
    <style:style style:parent-style-name="737" style:display-name="ListLabel 60" style:family="text" style:name="891">
      <style:paragraph-properties/>
    </style:style>
    <style:style style:parent-style-name="737" style:display-name="ListLabel 61" style:family="text" style:name="892">
      <style:paragraph-properties/>
    </style:style>
    <style:style style:parent-style-name="737" style:display-name="ListLabel 62" style:family="text" style:name="893">
      <style:paragraph-properties/>
    </style:style>
    <style:style style:parent-style-name="737" style:display-name="ListLabel 63" style:family="text" style:name="894">
      <style:paragraph-properties/>
    </style:style>
    <style:style style:parent-style-name="737" style:display-name="ListLabel 64" style:family="text" style:name="895">
      <style:paragraph-properties/>
    </style:style>
    <style:style style:parent-style-name="737" style:display-name="ListLabel 65" style:family="text" style:name="896">
      <style:paragraph-properties/>
    </style:style>
    <style:style style:parent-style-name="737" style:display-name="ListLabel 66" style:family="text" style:name="897">
      <style:paragraph-properties/>
    </style:style>
    <style:style style:parent-style-name="737" style:display-name="ListLabel 67" style:family="text" style:name="898">
      <style:paragraph-properties/>
    </style:style>
    <style:style style:parent-style-name="737" style:display-name="ListLabel 68" style:family="text" style:name="899">
      <style:paragraph-properties/>
    </style:style>
    <style:style style:parent-style-name="737" style:display-name="ListLabel 69" style:family="text" style:name="900">
      <style:paragraph-properties/>
    </style:style>
    <style:style style:parent-style-name="737" style:display-name="ListLabel 70" style:family="text" style:name="901">
      <style:paragraph-properties/>
    </style:style>
    <style:style style:parent-style-name="737" style:display-name="ListLabel 71" style:family="text" style:name="902">
      <style:paragraph-properties/>
    </style:style>
    <style:style style:parent-style-name="737" style:display-name="ListLabel 72" style:family="text" style:name="903">
      <style:paragraph-properties/>
    </style:style>
    <style:style style:parent-style-name="737" style:display-name="ListLabel 73" style:family="text" style:name="904">
      <style:paragraph-properties/>
    </style:style>
    <style:style style:parent-style-name="737" style:display-name="ListLabel 74" style:family="text" style:name="905">
      <style:paragraph-properties/>
    </style:style>
    <style:style style:parent-style-name="737" style:display-name="ListLabel 75" style:family="text" style:name="906">
      <style:paragraph-properties/>
    </style:style>
    <style:style style:parent-style-name="737" style:display-name="ListLabel 76" style:family="text" style:name="907">
      <style:paragraph-properties/>
    </style:style>
    <style:style style:parent-style-name="737" style:display-name="ListLabel 77" style:family="text" style:name="908">
      <style:paragraph-properties/>
    </style:style>
    <style:style style:parent-style-name="737" style:display-name="ListLabel 78" style:family="text" style:name="909">
      <style:paragraph-properties/>
    </style:style>
    <style:style style:parent-style-name="737" style:display-name="ListLabel 79" style:family="text" style:name="910">
      <style:paragraph-properties/>
    </style:style>
    <style:style style:parent-style-name="737" style:display-name="ListLabel 80" style:family="text" style:name="911">
      <style:paragraph-properties/>
    </style:style>
    <style:style style:parent-style-name="737" style:display-name="ListLabel 81" style:family="text" style:name="912">
      <style:paragraph-properties/>
    </style:style>
    <style:style style:parent-style-name="737" style:display-name="ListLabel 82" style:family="text" style:name="913">
      <style:paragraph-properties/>
    </style:style>
    <style:style style:parent-style-name="737" style:display-name="ListLabel 83" style:family="text" style:name="914">
      <style:paragraph-properties/>
    </style:style>
    <style:style style:parent-style-name="737" style:display-name="ListLabel 84" style:family="text" style:name="915">
      <style:paragraph-properties/>
    </style:style>
    <style:style style:parent-style-name="737" style:display-name="ListLabel 85" style:family="text" style:name="916">
      <style:paragraph-properties/>
    </style:style>
    <style:style style:parent-style-name="737" style:display-name="ListLabel 86" style:family="text" style:name="917">
      <style:paragraph-properties/>
    </style:style>
    <style:style style:parent-style-name="737" style:display-name="ListLabel 87" style:family="text" style:name="918">
      <style:paragraph-properties/>
    </style:style>
    <style:style style:parent-style-name="737" style:display-name="ListLabel 88" style:family="text" style:name="919">
      <style:paragraph-properties/>
    </style:style>
    <style:style style:parent-style-name="737" style:display-name="ListLabel 89" style:family="text" style:name="920">
      <style:paragraph-properties/>
    </style:style>
    <style:style style:parent-style-name="737" style:display-name="ListLabel 90" style:family="text" style:name="921">
      <style:paragraph-properties/>
    </style:style>
    <style:style style:parent-style-name="737" style:display-name="ListLabel 91" style:family="text" style:name="922">
      <style:paragraph-properties/>
    </style:style>
    <style:style style:parent-style-name="737" style:display-name="ListLabel 92" style:family="text" style:name="923">
      <style:paragraph-properties/>
    </style:style>
    <style:style style:parent-style-name="737" style:display-name="ListLabel 93" style:family="text" style:name="924">
      <style:paragraph-properties/>
    </style:style>
    <style:style style:parent-style-name="737" style:display-name="ListLabel 94" style:family="text" style:name="925">
      <style:paragraph-properties/>
    </style:style>
    <style:style style:parent-style-name="737" style:display-name="ListLabel 95" style:family="text" style:name="926">
      <style:paragraph-properties/>
    </style:style>
    <style:style style:parent-style-name="737" style:display-name="ListLabel 96" style:family="text" style:name="927">
      <style:paragraph-properties/>
    </style:style>
    <style:style style:parent-style-name="737" style:display-name="ListLabel 97" style:family="text" style:name="928">
      <style:paragraph-properties/>
    </style:style>
    <style:style style:parent-style-name="737" style:display-name="ListLabel 98" style:family="text" style:name="929">
      <style:paragraph-properties/>
    </style:style>
    <style:style style:parent-style-name="737" style:display-name="ListLabel 99" style:family="text" style:name="930">
      <style:paragraph-properties/>
    </style:style>
    <style:style style:parent-style-name="737" style:display-name="ListLabel 100" style:family="text" style:name="931">
      <style:paragraph-properties/>
    </style:style>
    <style:style style:parent-style-name="737" style:display-name="ListLabel 101" style:family="text" style:name="932">
      <style:paragraph-properties/>
    </style:style>
    <style:style style:parent-style-name="737" style:display-name="ListLabel 102" style:family="text" style:name="933">
      <style:paragraph-properties/>
    </style:style>
    <style:style style:parent-style-name="737" style:display-name="ListLabel 103" style:family="text" style:name="934">
      <style:paragraph-properties/>
    </style:style>
    <style:style style:parent-style-name="737" style:display-name="ListLabel 104" style:family="text" style:name="935">
      <style:paragraph-properties/>
    </style:style>
    <style:style style:parent-style-name="737" style:display-name="ListLabel 105" style:family="text" style:name="936">
      <style:paragraph-properties/>
    </style:style>
    <style:style style:parent-style-name="737" style:display-name="ListLabel 106" style:family="text" style:name="937">
      <style:paragraph-properties/>
    </style:style>
    <style:style style:parent-style-name="737" style:display-name="ListLabel 107" style:family="text" style:name="938">
      <style:paragraph-properties/>
    </style:style>
    <style:style style:parent-style-name="737" style:display-name="ListLabel 108" style:family="text" style:name="939">
      <style:paragraph-properties/>
    </style:style>
    <style:style style:parent-style-name="737" style:display-name="ListLabel 109" style:family="text" style:name="940">
      <style:paragraph-properties/>
    </style:style>
    <style:style style:parent-style-name="737" style:display-name="ListLabel 110" style:family="text" style:name="941">
      <style:paragraph-properties/>
      <style:text-properties style:font-family-complex="Courier New"/>
    </style:style>
    <style:style style:parent-style-name="737" style:display-name="ListLabel 111" style:family="text" style:name="942">
      <style:paragraph-properties/>
    </style:style>
    <style:style style:parent-style-name="737" style:display-name="ListLabel 112" style:family="text" style:name="943">
      <style:paragraph-properties/>
    </style:style>
    <style:style style:parent-style-name="737" style:display-name="ListLabel 113" style:family="text" style:name="944">
      <style:paragraph-properties/>
      <style:text-properties style:font-family-complex="Courier New"/>
    </style:style>
    <style:style style:parent-style-name="737" style:display-name="ListLabel 114" style:family="text" style:name="945">
      <style:paragraph-properties/>
    </style:style>
    <style:style style:parent-style-name="737" style:display-name="ListLabel 115" style:family="text" style:name="946">
      <style:paragraph-properties/>
    </style:style>
    <style:style style:parent-style-name="737" style:display-name="ListLabel 116" style:family="text" style:name="947">
      <style:paragraph-properties/>
      <style:text-properties style:font-family-complex="Courier New"/>
    </style:style>
    <style:style style:parent-style-name="737" style:display-name="ListLabel 117" style:family="text" style:name="948">
      <style:paragraph-properties/>
    </style:style>
    <style:style style:parent-style-name="737" style:display-name="ListLabel 118" style:family="text" style:name="949">
      <style:paragraph-properties/>
    </style:style>
    <style:style style:parent-style-name="737" style:display-name="ListLabel 119" style:family="text" style:name="950">
      <style:paragraph-properties/>
      <style:text-properties style:font-family-complex="Courier New"/>
    </style:style>
    <style:style style:parent-style-name="737" style:display-name="ListLabel 120" style:family="text" style:name="951">
      <style:paragraph-properties/>
    </style:style>
    <style:style style:parent-style-name="737" style:display-name="ListLabel 121" style:family="text" style:name="952">
      <style:paragraph-properties/>
    </style:style>
    <style:style style:parent-style-name="737" style:display-name="ListLabel 122" style:family="text" style:name="953">
      <style:paragraph-properties/>
      <style:text-properties style:font-family-complex="Courier New"/>
    </style:style>
    <style:style style:parent-style-name="737" style:display-name="ListLabel 123" style:family="text" style:name="954">
      <style:paragraph-properties/>
    </style:style>
    <style:style style:parent-style-name="737" style:display-name="ListLabel 124" style:family="text" style:name="955">
      <style:paragraph-properties/>
    </style:style>
    <style:style style:parent-style-name="737" style:display-name="ListLabel 125" style:family="text" style:name="956">
      <style:paragraph-properties/>
      <style:text-properties style:font-family-complex="Courier New"/>
    </style:style>
    <style:style style:parent-style-name="737" style:display-name="ListLabel 126" style:family="text" style:name="957">
      <style:paragraph-properties/>
    </style:style>
    <style:style style:parent-style-name="737" style:display-name="ListLabel 127" style:family="text" style:name="958">
      <style:paragraph-properties/>
    </style:style>
    <style:style style:parent-style-name="737" style:display-name="ListLabel 128" style:family="text" style:name="959">
      <style:paragraph-properties/>
      <style:text-properties style:font-family-complex="Courier New"/>
    </style:style>
    <style:style style:parent-style-name="737" style:display-name="ListLabel 129" style:family="text" style:name="960">
      <style:paragraph-properties/>
    </style:style>
    <style:style style:parent-style-name="737" style:display-name="ListLabel 130" style:family="text" style:name="961">
      <style:paragraph-properties/>
    </style:style>
    <style:style style:parent-style-name="737" style:display-name="ListLabel 131" style:family="text" style:name="962">
      <style:paragraph-properties/>
      <style:text-properties style:font-family-complex="Courier New"/>
    </style:style>
    <style:style style:parent-style-name="737" style:display-name="ListLabel 132" style:family="text" style:name="963">
      <style:paragraph-properties/>
    </style:style>
    <style:style style:parent-style-name="737" style:display-name="ListLabel 133" style:family="text" style:name="964">
      <style:paragraph-properties/>
    </style:style>
    <style:style style:parent-style-name="737" style:display-name="ListLabel 134" style:family="text" style:name="965">
      <style:paragraph-properties/>
      <style:text-properties style:font-family-complex="Courier New"/>
    </style:style>
    <style:style style:parent-style-name="737" style:display-name="ListLabel 135" style:family="text" style:name="966">
      <style:paragraph-properties/>
    </style:style>
    <style:style style:parent-style-name="737" style:display-name="ListLabel 136" style:family="text" style:name="967">
      <style:paragraph-properties/>
    </style:style>
    <style:style style:parent-style-name="737" style:display-name="ListLabel 137" style:family="text" style:name="968">
      <style:paragraph-properties/>
      <style:text-properties style:font-family-complex="Courier New"/>
    </style:style>
    <style:style style:parent-style-name="737" style:display-name="ListLabel 138" style:family="text" style:name="969">
      <style:paragraph-properties/>
    </style:style>
    <style:style style:parent-style-name="737" style:display-name="ListLabel 139" style:family="text" style:name="970">
      <style:paragraph-properties/>
    </style:style>
    <style:style style:parent-style-name="737" style:display-name="ListLabel 140" style:family="text" style:name="971">
      <style:paragraph-properties/>
      <style:text-properties style:font-family-complex="Courier New"/>
    </style:style>
    <style:style style:parent-style-name="737" style:display-name="ListLabel 141" style:family="text" style:name="972">
      <style:paragraph-properties/>
    </style:style>
    <style:style style:parent-style-name="737" style:display-name="ListLabel 142" style:family="text" style:name="973">
      <style:paragraph-properties/>
    </style:style>
    <style:style style:parent-style-name="737" style:display-name="ListLabel 143" style:family="text" style:name="974">
      <style:paragraph-properties/>
      <style:text-properties style:font-family-complex="Courier New"/>
    </style:style>
    <style:style style:parent-style-name="737" style:display-name="ListLabel 144" style:family="text" style:name="975">
      <style:paragraph-properties/>
    </style:style>
    <style:style style:parent-style-name="737" style:display-name="ListLabel 145" style:family="text" style:name="976">
      <style:paragraph-properties/>
    </style:style>
    <style:style style:parent-style-name="737" style:display-name="ListLabel 146" style:family="text" style:name="977">
      <style:paragraph-properties/>
    </style:style>
    <style:style style:parent-style-name="737" style:display-name="ListLabel 147" style:family="text" style:name="978">
      <style:paragraph-properties/>
    </style:style>
    <style:style style:parent-style-name="737" style:display-name="ListLabel 148" style:family="text" style:name="979">
      <style:paragraph-properties/>
    </style:style>
    <style:style style:parent-style-name="737" style:display-name="ListLabel 149" style:family="text" style:name="980">
      <style:paragraph-properties/>
    </style:style>
    <style:style style:parent-style-name="737" style:display-name="ListLabel 150" style:family="text" style:name="981">
      <style:paragraph-properties/>
    </style:style>
    <style:style style:parent-style-name="737" style:display-name="ListLabel 151" style:family="text" style:name="982">
      <style:paragraph-properties/>
    </style:style>
    <style:style style:parent-style-name="737" style:display-name="ListLabel 152" style:family="text" style:name="983">
      <style:paragraph-properties/>
    </style:style>
    <style:style style:parent-style-name="737" style:display-name="ListLabel 153" style:family="text" style:name="984">
      <style:paragraph-properties/>
    </style:style>
    <style:style style:parent-style-name="737" style:display-name="ListLabel 154" style:family="text" style:name="985">
      <style:paragraph-properties/>
      <style:text-properties fo:color="#000000"/>
    </style:style>
    <style:style style:parent-style-name="737" style:display-name="ListLabel 155" style:family="text" style:name="986">
      <style:paragraph-properties/>
    </style:style>
    <style:style style:parent-style-name="737" style:display-name="ListLabel 156" style:family="text" style:name="987">
      <style:paragraph-properties/>
    </style:style>
    <style:style style:parent-style-name="737" style:display-name="ListLabel 157" style:family="text" style:name="988">
      <style:paragraph-properties/>
    </style:style>
    <style:style style:parent-style-name="737" style:display-name="ListLabel 158" style:family="text" style:name="989">
      <style:paragraph-properties/>
    </style:style>
    <style:style style:parent-style-name="737" style:display-name="ListLabel 159" style:family="text" style:name="990">
      <style:paragraph-properties/>
    </style:style>
    <style:style style:parent-style-name="737" style:display-name="ListLabel 160" style:family="text" style:name="991">
      <style:paragraph-properties/>
    </style:style>
    <style:style style:parent-style-name="737" style:display-name="ListLabel 161" style:family="text" style:name="992">
      <style:paragraph-properties/>
    </style:style>
    <style:style style:parent-style-name="737" style:display-name="ListLabel 162" style:family="text" style:name="993">
      <style:paragraph-properties/>
    </style:style>
    <style:style style:parent-style-name="737" style:display-name="ListLabel 163" style:family="text" style:name="994">
      <style:paragraph-properties/>
      <style:text-properties fo:color="#000000"/>
    </style:style>
    <style:style style:parent-style-name="737" style:display-name="ListLabel 164" style:family="text" style:name="995">
      <style:paragraph-properties/>
    </style:style>
    <style:style style:parent-style-name="737" style:display-name="ListLabel 165" style:family="text" style:name="996">
      <style:paragraph-properties/>
    </style:style>
    <style:style style:parent-style-name="737" style:display-name="ListLabel 166" style:family="text" style:name="997">
      <style:paragraph-properties/>
    </style:style>
    <style:style style:parent-style-name="737" style:display-name="ListLabel 167" style:family="text" style:name="998">
      <style:paragraph-properties/>
    </style:style>
    <style:style style:parent-style-name="737" style:display-name="ListLabel 168" style:family="text" style:name="999">
      <style:paragraph-properties/>
    </style:style>
    <style:style style:parent-style-name="737" style:display-name="ListLabel 169" style:family="text" style:name="1000">
      <style:paragraph-properties/>
    </style:style>
    <style:style style:parent-style-name="737" style:display-name="ListLabel 170" style:family="text" style:name="1001">
      <style:paragraph-properties/>
    </style:style>
    <style:style style:parent-style-name="737" style:display-name="ListLabel 171" style:family="text" style:name="1002">
      <style:paragraph-properties/>
    </style:style>
    <style:style style:parent-style-name="737" style:display-name="ListLabel 172" style:family="text" style:name="1003">
      <style:paragraph-properties/>
    </style:style>
    <style:style style:parent-style-name="737" style:display-name="ListLabel 173" style:family="text" style:name="1004">
      <style:paragraph-properties/>
    </style:style>
    <style:style style:parent-style-name="737" style:display-name="ListLabel 174" style:family="text" style:name="1005">
      <style:paragraph-properties/>
    </style:style>
    <style:style style:parent-style-name="737" style:display-name="ListLabel 175" style:family="text" style:name="1006">
      <style:paragraph-properties/>
    </style:style>
    <style:style style:parent-style-name="737" style:display-name="ListLabel 176" style:family="text" style:name="1007">
      <style:paragraph-properties/>
    </style:style>
    <style:style style:parent-style-name="737" style:display-name="ListLabel 177" style:family="text" style:name="1008">
      <style:paragraph-properties/>
    </style:style>
    <style:style style:parent-style-name="737" style:display-name="ListLabel 178" style:family="text" style:name="1009">
      <style:paragraph-properties/>
    </style:style>
    <style:style style:parent-style-name="737" style:display-name="ListLabel 179" style:family="text" style:name="1010">
      <style:paragraph-properties/>
    </style:style>
    <style:style style:parent-style-name="737" style:display-name="ListLabel 180" style:family="text" style:name="1011">
      <style:paragraph-properties/>
    </style:style>
    <style:style style:parent-style-name="737" style:display-name="ListLabel 181" style:family="text" style:name="1012">
      <style:paragraph-properties/>
      <style:text-properties fo:color="#000000"/>
    </style:style>
    <style:style style:parent-style-name="737" style:display-name="ListLabel 182" style:family="text" style:name="1013">
      <style:paragraph-properties/>
    </style:style>
    <style:style style:parent-style-name="737" style:display-name="ListLabel 183" style:family="text" style:name="1014">
      <style:paragraph-properties/>
    </style:style>
    <style:style style:parent-style-name="737" style:display-name="ListLabel 184" style:family="text" style:name="1015">
      <style:paragraph-properties/>
    </style:style>
    <style:style style:parent-style-name="737" style:display-name="ListLabel 185" style:family="text" style:name="1016">
      <style:paragraph-properties/>
    </style:style>
    <style:style style:parent-style-name="737" style:display-name="ListLabel 186" style:family="text" style:name="1017">
      <style:paragraph-properties/>
    </style:style>
    <style:style style:parent-style-name="737" style:display-name="ListLabel 187" style:family="text" style:name="1018">
      <style:paragraph-properties/>
    </style:style>
    <style:style style:parent-style-name="737" style:display-name="ListLabel 188" style:family="text" style:name="1019">
      <style:paragraph-properties/>
    </style:style>
    <style:style style:parent-style-name="737" style:display-name="ListLabel 189" style:family="text" style:name="1020">
      <style:paragraph-properties/>
    </style:style>
    <style:style style:parent-style-name="737" style:display-name="ListLabel 190" style:family="text" style:name="1021">
      <style:paragraph-properties/>
    </style:style>
    <style:style style:parent-style-name="737" style:display-name="ListLabel 191" style:family="text" style:name="1022">
      <style:paragraph-properties/>
    </style:style>
    <style:style style:parent-style-name="737" style:display-name="ListLabel 192" style:family="text" style:name="1023">
      <style:paragraph-properties/>
    </style:style>
    <style:style style:parent-style-name="737" style:display-name="ListLabel 193" style:family="text" style:name="1024">
      <style:paragraph-properties/>
    </style:style>
    <style:style style:parent-style-name="737" style:display-name="ListLabel 194" style:family="text" style:name="1025">
      <style:paragraph-properties/>
    </style:style>
    <style:style style:parent-style-name="737" style:display-name="ListLabel 195" style:family="text" style:name="1026">
      <style:paragraph-properties/>
    </style:style>
    <style:style style:parent-style-name="737" style:display-name="ListLabel 196" style:family="text" style:name="1027">
      <style:paragraph-properties/>
    </style:style>
    <style:style style:parent-style-name="737" style:display-name="ListLabel 197" style:family="text" style:name="1028">
      <style:paragraph-properties/>
    </style:style>
    <style:style style:parent-style-name="737" style:display-name="ListLabel 198" style:family="text" style:name="1029">
      <style:paragraph-properties/>
    </style:style>
    <style:style style:parent-style-name="737" style:display-name="ListLabel 199" style:family="text" style:name="1030">
      <style:paragraph-properties/>
      <style:text-properties fo:color="#0000ff" style:font-family-asian="Times New Roman" fo:font-size="12pt" style:font-size-complex="12pt" fo:language="en" fo:country="US" style:text-underline-type="single" style:text-underline-style="solid" style:text-underline-width="auto" style:text-underline-color="font-color"/>
    </style:style>
    <style:style style:parent-style-name="737" style:display-name="ListLabel 200" style:family="text" style:name="1031">
      <style:paragraph-properties/>
      <style:text-properties fo:color="#0000ff" style:font-family-asian="Times New Roman" fo:font-size="12pt" style:font-size-complex="12pt" style:text-underline-type="single" style:text-underline-style="solid" style:text-underline-width="auto" style:text-underline-color="font-color"/>
    </style:style>
    <style:style style:parent-style-name="737" style:display-name="ListLabel 201" style:family="text" style:name="1032">
      <style:paragraph-properties/>
      <style:text-properties style:font-family-asian="Times New Roman" fo:font-size="12pt" style:font-size-complex="12pt"/>
    </style:style>
    <style:style style:parent-style-name="737" style:display-name="ListLabel 202" style:family="text" style:name="1033">
      <style:paragraph-properties/>
      <style:text-properties style:font-family-asian="Times New Roman" fo:font-size="12pt" style:font-size-complex="12pt"/>
    </style:style>
    <style:style style:parent-style-name="737" style:display-name="ListLabel 203" style:family="text" style:name="1034">
      <style:paragraph-properties/>
      <style:text-properties style:font-family-asian="Times New Roman" fo:font-size="12pt" style:font-size-complex="12pt" fo:language="en" fo:country="US"/>
    </style:style>
    <style:style style:parent-style-name="737" style:display-name="ListLabel 204" style:family="text" style:name="1035">
      <style:paragraph-properties/>
      <style:text-properties fo:font-size="12pt" style:font-size-complex="12pt" fo:language="en" fo:country="US"/>
    </style:style>
    <style:style style:parent-style-name="737" style:display-name="ListLabel 205" style:family="text" style:name="1036">
      <style:paragraph-properties/>
      <style:text-properties fo:font-size="12pt" style:font-size-complex="12pt" fo:language="en" fo:country="US"/>
    </style:style>
    <style:style style:parent-style-name="737" style:display-name="Bullet Symbols" style:family="text" style:name="1037">
      <style:paragraph-properties/>
      <style:text-properties fo:font-family="OpenSymbol" style:font-family-asian="OpenSymbol" style:font-family-complex="OpenSymbol"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'Courier New'" style:font-family-complex="'Courier New'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'Courier New'" style:font-family-complex="'Courier New'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'Courier New'" style:font-family-complex="'Courier New'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'Courier New'" style:font-family-complex="'Courier New'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'Courier New'" style:font-family-complex="'Courier New'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'Courier New'" style:font-family-complex="'Courier New'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Symbol" style:font-family-complex="Symbol"/>
    </style:style>
    <style:style style:family="text" style:name="T38">
      <style:text-properties fo:font-family="'Courier New'" style:font-family-complex="'Courier New'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'Courier New'" style:font-family-complex="'Courier New'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'Courier New'" style:font-family-complex="'Courier New'"/>
    </style:style>
    <style:style style:family="text" style:name="T45">
      <style:text-properties fo:font-family="Wingdings" style:font-family-complex="Wingdings"/>
    </style:style>
    <style:style style:family="text" style:name="T46">
      <style:text-properties/>
    </style:style>
    <style:style style:family="text" style:name="T47">
      <style:text-properties/>
    </style:style>
    <style:style style:family="text" style:name="T48">
      <style:text-properties/>
    </style:style>
    <style:style style:family="text" style:name="T49">
      <style:text-properties/>
    </style:style>
    <style:style style:family="text" style:name="T50">
      <style:text-properties/>
    </style:style>
    <style:style style:family="text" style:name="T51">
      <style:text-properties/>
    </style:style>
    <style:style style:family="text" style:name="T52">
      <style:text-properties/>
    </style:style>
    <style:style style:family="text" style:name="T53">
      <style:text-properties/>
    </style:style>
    <style:style style:family="text" style:name="T54">
      <style:text-properties/>
    </style:style>
    <style:style style:family="text" style:name="T55">
      <style:text-properties fo:font-family="Symbol" style:font-family-complex="Symbol"/>
    </style:style>
    <style:style style:family="text" style:name="T56">
      <style:text-properties fo:font-family="'Courier New'" style:font-family-complex="'Courier New'"/>
    </style:style>
    <style:style style:family="text" style:name="T57">
      <style:text-properties fo:font-family="Wingdings" style:font-family-complex="Wingdings"/>
    </style:style>
    <style:style style:family="text" style:name="T58">
      <style:text-properties fo:font-family="Symbol" style:font-family-complex="Symbol"/>
    </style:style>
    <style:style style:family="text" style:name="T59">
      <style:text-properties fo:font-family="'Courier New'" style:font-family-complex="'Courier New'"/>
    </style:style>
    <style:style style:family="text" style:name="T60">
      <style:text-properties fo:font-family="Wingdings" style:font-family-complex="Wingdings"/>
    </style:style>
    <style:style style:family="text" style:name="T61">
      <style:text-properties fo:font-family="Symbol" style:font-family-complex="Symbol"/>
    </style:style>
    <style:style style:family="text" style:name="T62">
      <style:text-properties fo:font-family="'Courier New'" style:font-family-complex="'Courier New'"/>
    </style:style>
    <style:style style:family="text" style:name="T63">
      <style:text-properties fo:font-family="Wingdings" style:font-family-complex="Wingdings"/>
    </style:style>
    <style:style style:family="text" style:name="T64">
      <style:text-properties/>
    </style:style>
    <style:style style:family="text" style:name="T65">
      <style:text-properties/>
    </style:style>
    <style:style style:family="text" style:name="T66">
      <style:text-properties/>
    </style:style>
    <style:style style:family="text" style:name="T67">
      <style:text-properties/>
    </style:style>
    <style:style style:family="text" style:name="T68">
      <style:text-properties/>
    </style:style>
    <style:style style:family="text" style:name="T69">
      <style:text-properties/>
    </style:style>
    <style:style style:family="text" style:name="T70">
      <style:text-properties/>
    </style:style>
    <style:style style:family="text" style:name="T71">
      <style:text-properties/>
    </style:style>
    <style:style style:family="text" style:name="T72">
      <style:text-properties/>
    </style:style>
    <style:style style:family="text" style:name="T73">
      <style:text-properties/>
    </style:style>
    <style:style style:family="text" style:name="T74">
      <style:text-properties/>
    </style:style>
    <style:style style:family="text" style:name="T75">
      <style:text-properties/>
    </style:style>
    <style:style style:family="text" style:name="T76">
      <style:text-properties/>
    </style:style>
    <style:style style:family="text" style:name="T77">
      <style:text-properties/>
    </style:style>
    <style:style style:family="text" style:name="T78">
      <style:text-properties/>
    </style:style>
    <style:style style:family="text" style:name="T79">
      <style:text-properties/>
    </style:style>
    <style:style style:family="text" style:name="T80">
      <style:text-properties/>
    </style:style>
    <style:style style:family="text" style:name="T81">
      <style:text-properties/>
    </style:style>
    <style:style style:family="text" style:name="T82">
      <style:text-properties/>
    </style:style>
    <style:style style:family="text" style:name="T83">
      <style:text-properties/>
    </style:style>
    <style:style style:family="text" style:name="T84">
      <style:text-properties/>
    </style:style>
    <style:style style:family="text" style:name="T85">
      <style:text-properties/>
    </style:style>
    <style:style style:family="text" style:name="T86">
      <style:text-properties/>
    </style:style>
    <style:style style:family="text" style:name="T87">
      <style:text-properties/>
    </style:style>
    <style:style style:family="text" style:name="T88">
      <style:text-properties/>
    </style:style>
    <style:style style:family="text" style:name="T89">
      <style:text-properties/>
    </style:style>
    <style:style style:family="text" style:name="T90">
      <style:text-properties/>
    </style:style>
    <style:style style:family="text" style:name="T91">
      <style:text-properties/>
    </style:style>
    <style:style style:family="text" style:name="T92">
      <style:text-properties/>
    </style:style>
    <style:style style:family="text" style:name="T93">
      <style:text-properties/>
    </style:style>
    <style:style style:family="text" style:name="T94">
      <style:text-properties/>
    </style:style>
    <style:style style:family="text" style:name="T95">
      <style:text-properties/>
    </style:style>
    <style:style style:family="text" style:name="T96">
      <style:text-properties/>
    </style:style>
    <style:style style:family="text" style:name="T97">
      <style:text-properties/>
    </style:style>
    <style:style style:family="text" style:name="T98">
      <style:text-properties/>
    </style:style>
    <style:style style:family="text" style:name="T99">
      <style:text-properties/>
    </style:style>
    <style:style style:family="text" style:name="T100">
      <style:text-properties/>
    </style:style>
    <style:style style:family="text" style:name="T101">
      <style:text-properties/>
    </style:style>
    <style:style style:family="text" style:name="T102">
      <style:text-properties/>
    </style:style>
    <style:style style:family="text" style:name="T103">
      <style:text-properties/>
    </style:style>
    <style:style style:family="text" style:name="T104">
      <style:text-properties/>
    </style:style>
    <style:style style:family="text" style:name="T105">
      <style:text-properties/>
    </style:style>
    <style:style style:family="text" style:name="T106">
      <style:text-properties/>
    </style:style>
    <style:style style:family="text" style:name="T107">
      <style:text-properties/>
    </style:style>
    <style:style style:family="text" style:name="T108">
      <style:text-properties/>
    </style:style>
    <style:style style:family="text" style:name="T109">
      <style:text-properties/>
    </style:style>
    <style:style style:family="text" style:name="T110">
      <style:text-properties/>
    </style:style>
    <style:style style:family="text" style:name="T111">
      <style:text-properties/>
    </style:style>
    <style:style style:family="text" style:name="T112">
      <style:text-properties/>
    </style:style>
    <style:style style:family="text" style:name="T113">
      <style:text-properties/>
    </style:style>
    <style:style style:family="text" style:name="T114">
      <style:text-properties/>
    </style:style>
    <style:style style:family="text" style:name="T115">
      <style:text-properties/>
    </style:style>
    <style:style style:family="text" style:name="T116">
      <style:text-properties/>
    </style:style>
    <style:style style:family="text" style:name="T117">
      <style:text-properties/>
    </style:style>
    <style:style style:family="text" style:name="T118">
      <style:text-properties fo:font-family="Symbol" style:font-family-complex="Symbol"/>
    </style:style>
    <style:style style:family="text" style:name="T119">
      <style:text-properties fo:font-family="'Courier New'" style:font-family-complex="'Courier New'"/>
    </style:style>
    <style:style style:family="text" style:name="T120">
      <style:text-properties fo:font-family="Wingdings" style:font-family-complex="Wingdings"/>
    </style:style>
    <style:style style:family="text" style:name="T121">
      <style:text-properties fo:font-family="Symbol" style:font-family-complex="Symbol"/>
    </style:style>
    <style:style style:family="text" style:name="T122">
      <style:text-properties fo:font-family="'Courier New'" style:font-family-complex="'Courier New'"/>
    </style:style>
    <style:style style:family="text" style:name="T123">
      <style:text-properties fo:font-family="Wingdings" style:font-family-complex="Wingdings"/>
    </style:style>
    <style:style style:family="text" style:name="T124">
      <style:text-properties fo:font-family="Symbol" style:font-family-complex="Symbol"/>
    </style:style>
    <style:style style:family="text" style:name="T125">
      <style:text-properties fo:font-family="'Courier New'" style:font-family-complex="'Courier New'"/>
    </style:style>
    <style:style style:family="text" style:name="T126">
      <style:text-properties fo:font-family="Wingdings" style:font-family-complex="Wingdings"/>
    </style:style>
    <style:style style:family="text" style:name="T127">
      <style:text-properties fo:font-family="Symbol" style:font-family-complex="Symbol"/>
    </style:style>
    <style:style style:family="text" style:name="T128">
      <style:text-properties fo:font-family="'Courier New'" style:font-family-complex="'Courier New'"/>
    </style:style>
    <style:style style:family="text" style:name="T129">
      <style:text-properties fo:font-family="Wingdings" style:font-family-complex="Wingdings"/>
    </style:style>
    <style:style style:family="text" style:name="T130">
      <style:text-properties fo:font-family="Symbol" style:font-family-complex="Symbol"/>
    </style:style>
    <style:style style:family="text" style:name="T131">
      <style:text-properties fo:font-family="'Courier New'" style:font-family-complex="'Courier New'"/>
    </style:style>
    <style:style style:family="text" style:name="T132">
      <style:text-properties fo:font-family="Wingdings" style:font-family-complex="Wingdings"/>
    </style:style>
    <style:style style:family="text" style:name="T133">
      <style:text-properties fo:font-family="Symbol" style:font-family-complex="Symbol"/>
    </style:style>
    <style:style style:family="text" style:name="T134">
      <style:text-properties fo:font-family="'Courier New'" style:font-family-complex="'Courier New'"/>
    </style:style>
    <style:style style:family="text" style:name="T135">
      <style:text-properties fo:font-family="Wingdings" style:font-family-complex="Wingdings"/>
    </style:style>
    <style:style style:family="text" style:name="T136">
      <style:text-properties fo:font-family="Symbol" style:font-family-complex="Symbol"/>
    </style:style>
    <style:style style:family="text" style:name="T137">
      <style:text-properties fo:font-family="'Courier New'" style:font-family-complex="'Courier New'"/>
    </style:style>
    <style:style style:family="text" style:name="T138">
      <style:text-properties fo:font-family="Wingdings" style:font-family-complex="Wingdings"/>
    </style:style>
    <style:style style:family="text" style:name="T139">
      <style:text-properties fo:font-family="Symbol" style:font-family-complex="Symbol"/>
    </style:style>
    <style:style style:family="text" style:name="T140">
      <style:text-properties fo:font-family="'Courier New'" style:font-family-complex="'Courier New'"/>
    </style:style>
    <style:style style:family="text" style:name="T141">
      <style:text-properties fo:font-family="Wingdings" style:font-family-complex="Wingdings"/>
    </style:style>
    <style:style style:family="text" style:name="T142">
      <style:text-properties fo:font-family="Symbol" style:font-family-complex="Symbol"/>
    </style:style>
    <style:style style:family="text" style:name="T143">
      <style:text-properties fo:font-family="'Courier New'" style:font-family-complex="'Courier New'"/>
    </style:style>
    <style:style style:family="text" style:name="T144">
      <style:text-properties fo:font-family="Wingdings" style:font-family-complex="Wingdings"/>
    </style:style>
    <style:style style:family="text" style:name="T145">
      <style:text-properties fo:font-family="Symbol" style:font-family-complex="Symbol"/>
    </style:style>
    <style:style style:family="text" style:name="T146">
      <style:text-properties fo:font-family="'Courier New'" style:font-family-complex="'Courier New'"/>
    </style:style>
    <style:style style:family="text" style:name="T147">
      <style:text-properties fo:font-family="Wingdings" style:font-family-complex="Wingdings"/>
    </style:style>
    <style:style style:family="text" style:name="T148">
      <style:text-properties fo:font-family="Symbol" style:font-family-complex="Symbol"/>
    </style:style>
    <style:style style:family="text" style:name="T149">
      <style:text-properties fo:font-family="'Courier New'" style:font-family-complex="'Courier New'"/>
    </style:style>
    <style:style style:family="text" style:name="T150">
      <style:text-properties fo:font-family="Wingdings" style:font-family-complex="Wingdings"/>
    </style:style>
    <style:style style:family="text" style:name="T151">
      <style:text-properties fo:font-family="Symbol" style:font-family-complex="Symbol"/>
    </style:style>
    <style:style style:family="text" style:name="T152">
      <style:text-properties fo:font-family="'Courier New'" style:font-family-complex="'Courier New'"/>
    </style:style>
    <style:style style:family="text" style:name="T153">
      <style:text-properties fo:font-family="Wingdings" style:font-family-complex="Wingdings"/>
    </style:style>
    <style:style style:family="text" style:name="T154">
      <style:text-properties/>
    </style:style>
    <style:style style:family="text" style:name="T155">
      <style:text-properties/>
    </style:style>
    <style:style style:family="text" style:name="T156">
      <style:text-properties/>
    </style:style>
    <style:style style:family="text" style:name="T157">
      <style:text-properties/>
    </style:style>
    <style:style style:family="text" style:name="T158">
      <style:text-properties/>
    </style:style>
    <style:style style:family="text" style:name="T159">
      <style:text-properties/>
    </style:style>
    <style:style style:family="text" style:name="T160">
      <style:text-properties/>
    </style:style>
    <style:style style:family="text" style:name="T161">
      <style:text-properties/>
    </style:style>
    <style:style style:family="text" style:name="T162">
      <style:text-properties/>
    </style:style>
    <style:style style:family="text" style:name="T163">
      <style:text-properties/>
    </style:style>
    <style:style style:family="text" style:name="T164">
      <style:text-properties/>
    </style:style>
    <style:style style:family="text" style:name="T165">
      <style:text-properties/>
    </style:style>
    <style:style style:family="text" style:name="T166">
      <style:text-properties/>
    </style:style>
    <style:style style:family="text" style:name="T167">
      <style:text-properties/>
    </style:style>
    <style:style style:family="text" style:name="T168">
      <style:text-properties/>
    </style:style>
    <style:style style:family="text" style:name="T169">
      <style:text-properties/>
    </style:style>
    <style:style style:family="text" style:name="T170">
      <style:text-properties/>
    </style:style>
    <style:style style:family="text" style:name="T171">
      <style:text-properties/>
    </style:style>
    <style:style style:family="text" style:name="T172">
      <style:text-properties/>
    </style:style>
    <style:style style:family="text" style:name="T173">
      <style:text-properties/>
    </style:style>
    <style:style style:family="text" style:name="T174">
      <style:text-properties/>
    </style:style>
    <style:style style:family="text" style:name="T175">
      <style:text-properties/>
    </style:style>
    <style:style style:family="text" style:name="T176">
      <style:text-properties/>
    </style:style>
    <style:style style:family="text" style:name="T177">
      <style:text-properties/>
    </style:style>
    <style:style style:family="text" style:name="T178">
      <style:text-properties/>
    </style:style>
    <style:style style:family="text" style:name="T179">
      <style:text-properties/>
    </style:style>
    <style:style style:family="text" style:name="T180">
      <style:text-properties/>
    </style:style>
    <style:style style:family="text" style:name="T181">
      <style:text-properties/>
    </style:style>
    <style:style style:family="text" style:name="T182">
      <style:text-properties/>
    </style:style>
    <style:style style:family="text" style:name="T183">
      <style:text-properties/>
    </style:style>
    <style:style style:family="text" style:name="T184">
      <style:text-properties/>
    </style:style>
    <style:style style:family="text" style:name="T185">
      <style:text-properties/>
    </style:style>
    <style:style style:family="text" style:name="T186">
      <style:text-properties/>
    </style:style>
    <style:style style:family="text" style:name="T187">
      <style:text-properties/>
    </style:style>
    <style:style style:family="text" style:name="T188">
      <style:text-properties/>
    </style:style>
    <style:style style:family="text" style:name="T189">
      <style:text-properties/>
    </style:style>
    <style:style style:family="text" style:name="T190">
      <style:text-properties/>
    </style:style>
    <style:style style:family="text" style:name="T191">
      <style:text-properties/>
    </style:style>
    <style:style style:family="text" style:name="T192">
      <style:text-properties/>
    </style:style>
    <style:style style:family="text" style:name="T193">
      <style:text-properties/>
    </style:style>
    <style:style style:family="text" style:name="T194">
      <style:text-properties/>
    </style:style>
    <style:style style:family="text" style:name="T195">
      <style:text-properties/>
    </style:style>
    <style:style style:family="text" style:name="T196">
      <style:text-properties/>
    </style:style>
    <style:style style:family="text" style:name="T197">
      <style:text-properties/>
    </style:style>
    <style:style style:family="text" style:name="T198">
      <style:text-properties/>
    </style:style>
    <style:style style:family="text" style:name="T199">
      <style:text-properties/>
    </style:style>
    <style:style style:family="text" style:name="T200">
      <style:text-properties/>
    </style:style>
    <style:style style:family="text" style:name="T201">
      <style:text-properties/>
    </style:style>
    <style:style style:family="text" style:name="T202">
      <style:text-properties/>
    </style:style>
    <style:style style:family="text" style:name="T203">
      <style:text-properties/>
    </style:style>
    <style:style style:family="text" style:name="T204">
      <style:text-properties/>
    </style:style>
    <style:style style:family="text" style:name="T205">
      <style:text-properties/>
    </style:style>
    <style:style style:family="text" style:name="T206">
      <style:text-properties/>
    </style:style>
    <style:style style:family="text" style:name="T207">
      <style:text-properties/>
    </style:style>
    <style:style style:family="text" style:name="T208">
      <style:text-properties/>
    </style:style>
    <style:style style:family="text" style:name="T209">
      <style:text-properties/>
    </style:style>
    <style:style style:family="text" style:name="T210">
      <style:text-properties/>
    </style:style>
    <style:style style:family="text" style:name="T211">
      <style:text-properties/>
    </style:style>
    <style:style style:family="text" style:name="T212">
      <style:text-properties/>
    </style:style>
    <style:style style:family="text" style:name="T213">
      <style:text-properties/>
    </style:style>
    <style:style style:family="text" style:name="T214">
      <style:text-properties/>
    </style:style>
    <style:style style:family="text" style:name="T215">
      <style:text-properties/>
    </style:style>
    <style:style style:family="text" style:name="T216">
      <style:text-properties/>
    </style:style>
    <style:style style:family="text" style:name="T217">
      <style:text-properties/>
    </style:style>
    <style:style style:family="text" style:name="T218">
      <style:text-properties/>
    </style:style>
    <style:style style:family="text" style:name="T219">
      <style:text-properties/>
    </style:style>
    <style:style style:family="text" style:name="T220">
      <style:text-properties/>
    </style:style>
    <style:style style:family="text" style:name="T221">
      <style:text-properties/>
    </style:style>
    <style:style style:family="text" style:name="T222">
      <style:text-properties/>
    </style:style>
    <style:style style:family="text" style:name="T223">
      <style:text-properties/>
    </style:style>
    <style:style style:family="text" style:name="T224">
      <style:text-properties/>
    </style:style>
    <style:style style:family="text" style:name="T225">
      <style:text-properties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  <style:text-properties/>
      </text:list-level-style-number>
      <text:list-level-style-number text:level="2" text:style-name="T2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3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4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5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6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7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8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9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2">
      <text:list-level-style-number text:level="1" text:style-name="T10" style:num-format="1" style:num-suffix=".">
        <style:list-level-properties text:list-level-position-and-space-mode="label-alignment">
          <style:list-level-label-alignment fo:text-indent="-0.6262cm" fo:margin-left="1.27cm"/>
        </style:list-level-properties>
        <style:text-properties/>
      </text:list-level-style-number>
      <text:list-level-style-number text:level="2" text:style-name="T11" style:num-format="a" style:num-letter-sync="true" style:num-suffix=".">
        <style:list-level-properties text:list-level-position-and-space-mode="label-alignment">
          <style:list-level-label-alignment fo:text-indent="-0.6262cm" fo:margin-left="2.54cm"/>
        </style:list-level-properties>
        <style:text-properties/>
      </text:list-level-style-number>
      <text:list-level-style-number text:level="3" text:style-name="T12" style:num-format="i" style:num-suffix=".">
        <style:list-level-properties text:list-level-position-and-space-mode="label-alignment">
          <style:list-level-label-alignment fo:text-indent="-0.3087cm" fo:margin-left="3.81cm"/>
        </style:list-level-properties>
        <style:text-properties/>
      </text:list-level-style-number>
      <text:list-level-style-number text:level="4" text:style-name="T13" style:num-format="1" style:num-suffix=".">
        <style:list-level-properties text:list-level-position-and-space-mode="label-alignment">
          <style:list-level-label-alignment fo:text-indent="-0.6262cm" fo:margin-left="5.08cm"/>
        </style:list-level-properties>
        <style:text-properties/>
      </text:list-level-style-number>
      <text:list-level-style-number text:level="5" text:style-name="T14" style:num-format="a" style:num-letter-sync="true" style:num-suffix=".">
        <style:list-level-properties text:list-level-position-and-space-mode="label-alignment">
          <style:list-level-label-alignment fo:text-indent="-0.6262cm" fo:margin-left="6.35cm"/>
        </style:list-level-properties>
        <style:text-properties/>
      </text:list-level-style-number>
      <text:list-level-style-number text:level="6" text:style-name="T15" style:num-format="i" style:num-suffix=".">
        <style:list-level-properties text:list-level-position-and-space-mode="label-alignment">
          <style:list-level-label-alignment fo:text-indent="-0.3087cm" fo:margin-left="7.62cm"/>
        </style:list-level-properties>
        <style:text-properties/>
      </text:list-level-style-number>
      <text:list-level-style-number text:level="7" text:style-name="T16" style:num-format="1" style:num-suffix=".">
        <style:list-level-properties text:list-level-position-and-space-mode="label-alignment">
          <style:list-level-label-alignment fo:text-indent="-0.6262cm" fo:margin-left="8.891cm"/>
        </style:list-level-properties>
        <style:text-properties/>
      </text:list-level-style-number>
      <text:list-level-style-number text:level="8" text:style-name="T17" style:num-format="a" style:num-letter-sync="true" style:num-suffix=".">
        <style:list-level-properties text:list-level-position-and-space-mode="label-alignment">
          <style:list-level-label-alignment fo:text-indent="-0.6262cm" fo:margin-left="10.16cm"/>
        </style:list-level-properties>
        <style:text-properties/>
      </text:list-level-style-number>
      <text:list-level-style-number text:level="9" text:style-name="T18" style:num-format="i" style:num-suffix=".">
        <style:list-level-properties text:list-level-position-and-space-mode="label-alignment">
          <style:list-level-label-alignment fo:text-indent="-0.3087cm" fo:margin-left="11.43cm"/>
        </style:list-level-properties>
        <style:text-properties/>
      </text:list-level-style-number>
    </text:list-style>
    <text:list-style style:name="WWNum3">
      <text:list-level-style-bullet text:level="1" text:style-name="T19" text:bullet-char="">
        <style:list-level-properties text:list-level-position-and-space-mode="label-alignment">
          <style:list-level-label-alignment fo:text-indent="-0.6262cm" fo:margin-left="1.27cm"/>
        </style:list-level-properties>
        <style:text-properties fo:font-family="Symbol" style:font-family-complex="Symbol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262cm" fo:margin-left="2.54cm"/>
        </style:list-level-properties>
        <style:text-properties fo:font-family="'Courier New'" style:font-family-complex="'Courier New'"/>
      </text:list-level-style-bullet>
      <text:list-level-style-bullet text:level="3" text:style-name="T21" text:bullet-char="">
        <style:list-level-properties text:list-level-position-and-space-mode="label-alignment">
          <style:list-level-label-alignment fo:text-indent="-0.6262cm" fo:margin-left="3.81cm"/>
        </style:list-level-properties>
        <style:text-properties fo:font-family="Wingdings" style:font-family-complex="Wingdings"/>
      </text:list-level-style-bullet>
      <text:list-level-style-bullet text:level="4" text:style-name="T22" text:bullet-char="">
        <style:list-level-properties text:list-level-position-and-space-mode="label-alignment">
          <style:list-level-label-alignment fo:text-indent="-0.6262cm" fo:margin-left="5.08cm"/>
        </style:list-level-properties>
        <style:text-properties fo:font-family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262cm" fo:margin-left="6.35cm"/>
        </style:list-level-properties>
        <style:text-properties fo:font-family="'Courier New'" style:font-family-complex="'Courier New'"/>
      </text:list-level-style-bullet>
      <text:list-level-style-bullet text:level="6" text:style-name="T24" text:bullet-char="">
        <style:list-level-properties text:list-level-position-and-space-mode="label-alignment">
          <style:list-level-label-alignment fo:text-indent="-0.6262cm" fo:margin-left="7.62cm"/>
        </style:list-level-properties>
        <style:text-properties fo:font-family="Wingdings" style:font-family-complex="Wingdings"/>
      </text:list-level-style-bullet>
      <text:list-level-style-bullet text:level="7" text:style-name="T25" text:bullet-char="">
        <style:list-level-properties text:list-level-position-and-space-mode="label-alignment">
          <style:list-level-label-alignment fo:text-indent="-0.6262cm" fo:margin-left="8.891cm"/>
        </style:list-level-properties>
        <style:text-properties fo:font-family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262cm" fo:margin-left="10.16cm"/>
        </style:list-level-properties>
        <style:text-properties fo:font-family="'Courier New'" style:font-family-complex="'Courier New'"/>
      </text:list-level-style-bullet>
      <text:list-level-style-bullet text:level="9" text:style-name="T27" text:bullet-char="">
        <style:list-level-properties text:list-level-position-and-space-mode="label-alignment">
          <style:list-level-label-alignment fo:text-indent="-0.6262cm" fo:margin-left="11.43cm"/>
        </style:list-level-properties>
        <style:text-properties fo:font-family="Wingdings" style:font-family-complex="Wingdings"/>
      </text:list-level-style-bullet>
    </text:list-style>
    <text:list-style style:name="WWNum4">
      <text:list-level-style-bullet text:level="1" text:style-name="T28" text:bullet-char="">
        <style:list-level-properties text:list-level-position-and-space-mode="label-alignment">
          <style:list-level-label-alignment fo:text-indent="-0.6262cm" fo:margin-left="1.27cm"/>
        </style:list-level-properties>
        <style:text-properties fo:font-family="Symbol" style:font-family-complex="Symbol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262cm" fo:margin-left="2.54cm"/>
        </style:list-level-properties>
        <style:text-properties fo:font-family="'Courier New'" style:font-family-complex="'Courier New'"/>
      </text:list-level-style-bullet>
      <text:list-level-style-bullet text:level="3" text:style-name="T30" text:bullet-char="">
        <style:list-level-properties text:list-level-position-and-space-mode="label-alignment">
          <style:list-level-label-alignment fo:text-indent="-0.6262cm" fo:margin-left="3.81cm"/>
        </style:list-level-properties>
        <style:text-properties fo:font-family="Wingdings" style:font-family-complex="Wingdings"/>
      </text:list-level-style-bullet>
      <text:list-level-style-bullet text:level="4" text:style-name="T31" text:bullet-char="">
        <style:list-level-properties text:list-level-position-and-space-mode="label-alignment">
          <style:list-level-label-alignment fo:text-indent="-0.6262cm" fo:margin-left="5.08cm"/>
        </style:list-level-properties>
        <style:text-properties fo:font-family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262cm" fo:margin-left="6.35cm"/>
        </style:list-level-properties>
        <style:text-properties fo:font-family="'Courier New'" style:font-family-complex="'Courier New'"/>
      </text:list-level-style-bullet>
      <text:list-level-style-bullet text:level="6" text:style-name="T33" text:bullet-char="">
        <style:list-level-properties text:list-level-position-and-space-mode="label-alignment">
          <style:list-level-label-alignment fo:text-indent="-0.6262cm" fo:margin-left="7.62cm"/>
        </style:list-level-properties>
        <style:text-properties fo:font-family="Wingdings" style:font-family-complex="Wingdings"/>
      </text:list-level-style-bullet>
      <text:list-level-style-bullet text:level="7" text:style-name="T34" text:bullet-char="">
        <style:list-level-properties text:list-level-position-and-space-mode="label-alignment">
          <style:list-level-label-alignment fo:text-indent="-0.6262cm" fo:margin-left="8.891cm"/>
        </style:list-level-properties>
        <style:text-properties fo:font-family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262cm" fo:margin-left="10.16cm"/>
        </style:list-level-properties>
        <style:text-properties fo:font-family="'Courier New'" style:font-family-complex="'Courier New'"/>
      </text:list-level-style-bullet>
      <text:list-level-style-bullet text:level="9" text:style-name="T36" text:bullet-char="">
        <style:list-level-properties text:list-level-position-and-space-mode="label-alignment">
          <style:list-level-label-alignment fo:text-indent="-0.6262cm" fo:margin-left="11.43cm"/>
        </style:list-level-properties>
        <style:text-properties fo:font-family="Wingdings" style:font-family-complex="Wingdings"/>
      </text:list-level-style-bullet>
    </text:list-style>
    <text:list-style style:name="WWNum5">
      <text:list-level-style-bullet text:level="1" text:style-name="T37" text:bullet-char="">
        <style:list-level-properties text:list-level-position-and-space-mode="label-alignment">
          <style:list-level-label-alignment fo:text-indent="-0.6262cm" fo:margin-left="1.27cm"/>
        </style:list-level-properties>
        <style:text-properties fo:font-family="Symbol" style:font-family-complex="Symbol"/>
      </text:list-level-style-bullet>
      <text:list-level-style-bullet text:level="2" text:style-name="T38" text:bullet-char="o">
        <style:list-level-properties text:list-level-position-and-space-mode="label-alignment">
          <style:list-level-label-alignment fo:text-indent="-0.6262cm" fo:margin-left="2.54cm"/>
        </style:list-level-properties>
        <style:text-properties fo:font-family="'Courier New'" style:font-family-complex="'Courier New'"/>
      </text:list-level-style-bullet>
      <text:list-level-style-bullet text:level="3" text:style-name="T39" text:bullet-char="">
        <style:list-level-properties text:list-level-position-and-space-mode="label-alignment">
          <style:list-level-label-alignment fo:text-indent="-0.6262cm" fo:margin-left="3.81cm"/>
        </style:list-level-properties>
        <style:text-properties fo:font-family="Wingdings" style:font-family-complex="Wingdings"/>
      </text:list-level-style-bullet>
      <text:list-level-style-bullet text:level="4" text:style-name="T40" text:bullet-char="">
        <style:list-level-properties text:list-level-position-and-space-mode="label-alignment">
          <style:list-level-label-alignment fo:text-indent="-0.6262cm" fo:margin-left="5.08cm"/>
        </style:list-level-properties>
        <style:text-properties fo:font-family="Symbol" style:font-family-complex="Symbol"/>
      </text:list-level-style-bullet>
      <text:list-level-style-bullet text:level="5" text:style-name="T41" text:bullet-char="o">
        <style:list-level-properties text:list-level-position-and-space-mode="label-alignment">
          <style:list-level-label-alignment fo:text-indent="-0.6262cm" fo:margin-left="6.35cm"/>
        </style:list-level-properties>
        <style:text-properties fo:font-family="'Courier New'" style:font-family-complex="'Courier New'"/>
      </text:list-level-style-bullet>
      <text:list-level-style-bullet text:level="6" text:style-name="T42" text:bullet-char="">
        <style:list-level-properties text:list-level-position-and-space-mode="label-alignment">
          <style:list-level-label-alignment fo:text-indent="-0.6262cm" fo:margin-left="7.62cm"/>
        </style:list-level-properties>
        <style:text-properties fo:font-family="Wingdings" style:font-family-complex="Wingdings"/>
      </text:list-level-style-bullet>
      <text:list-level-style-bullet text:level="7" text:style-name="T43" text:bullet-char="">
        <style:list-level-properties text:list-level-position-and-space-mode="label-alignment">
          <style:list-level-label-alignment fo:text-indent="-0.6262cm" fo:margin-left="8.891cm"/>
        </style:list-level-properties>
        <style:text-properties fo:font-family="Symbol" style:font-family-complex="Symbol"/>
      </text:list-level-style-bullet>
      <text:list-level-style-bullet text:level="8" text:style-name="T44" text:bullet-char="o">
        <style:list-level-properties text:list-level-position-and-space-mode="label-alignment">
          <style:list-level-label-alignment fo:text-indent="-0.6262cm" fo:margin-left="10.16cm"/>
        </style:list-level-properties>
        <style:text-properties fo:font-family="'Courier New'" style:font-family-complex="'Courier New'"/>
      </text:list-level-style-bullet>
      <text:list-level-style-bullet text:level="9" text:style-name="T45" text:bullet-char="">
        <style:list-level-properties text:list-level-position-and-space-mode="label-alignment">
          <style:list-level-label-alignment fo:text-indent="-0.6262cm" fo:margin-left="11.43cm"/>
        </style:list-level-properties>
        <style:text-properties fo:font-family="Wingdings" style:font-family-complex="Wingdings"/>
      </text:list-level-style-bullet>
    </text:list-style>
    <text:list-style style:name="WWNum6">
      <text:list-level-style-number text:level="1" text:style-name="T46" style:num-format="1" style:num-suffix=".">
        <style:list-level-properties text:list-level-position-and-space-mode="label-alignment">
          <style:list-level-label-alignment fo:text-indent="-0.6262cm" fo:margin-left="1.879cm"/>
        </style:list-level-properties>
        <style:text-properties/>
      </text:list-level-style-number>
      <text:list-level-style-number text:level="2" text:style-name="T47" style:num-format="a" style:num-letter-sync="true" style:num-suffix=".">
        <style:list-level-properties text:list-level-position-and-space-mode="label-alignment">
          <style:list-level-label-alignment fo:text-indent="-0.6262cm" fo:margin-left="3.149cm"/>
        </style:list-level-properties>
        <style:text-properties/>
      </text:list-level-style-number>
      <text:list-level-style-number text:level="3" text:style-name="T48" style:num-format="i" style:num-suffix=".">
        <style:list-level-properties text:list-level-position-and-space-mode="label-alignment">
          <style:list-level-label-alignment fo:text-indent="-0.3087cm" fo:margin-left="4.419cm"/>
        </style:list-level-properties>
        <style:text-properties/>
      </text:list-level-style-number>
      <text:list-level-style-number text:level="4" text:style-name="T49" style:num-format="1" style:num-suffix=".">
        <style:list-level-properties text:list-level-position-and-space-mode="label-alignment">
          <style:list-level-label-alignment fo:text-indent="-0.6262cm" fo:margin-left="5.689cm"/>
        </style:list-level-properties>
        <style:text-properties/>
      </text:list-level-style-number>
      <text:list-level-style-number text:level="5" text:style-name="T50" style:num-format="a" style:num-letter-sync="true" style:num-suffix=".">
        <style:list-level-properties text:list-level-position-and-space-mode="label-alignment">
          <style:list-level-label-alignment fo:text-indent="-0.6262cm" fo:margin-left="6.959cm"/>
        </style:list-level-properties>
        <style:text-properties/>
      </text:list-level-style-number>
      <text:list-level-style-number text:level="6" text:style-name="T51" style:num-format="i" style:num-suffix=".">
        <style:list-level-properties text:list-level-position-and-space-mode="label-alignment">
          <style:list-level-label-alignment fo:text-indent="-0.3087cm" fo:margin-left="8.229cm"/>
        </style:list-level-properties>
        <style:text-properties/>
      </text:list-level-style-number>
      <text:list-level-style-number text:level="7" text:style-name="T52" style:num-format="1" style:num-suffix=".">
        <style:list-level-properties text:list-level-position-and-space-mode="label-alignment">
          <style:list-level-label-alignment fo:text-indent="-0.6262cm" fo:margin-left="9.499cm"/>
        </style:list-level-properties>
        <style:text-properties/>
      </text:list-level-style-number>
      <text:list-level-style-number text:level="8" text:style-name="T53" style:num-format="a" style:num-letter-sync="true" style:num-suffix=".">
        <style:list-level-properties text:list-level-position-and-space-mode="label-alignment">
          <style:list-level-label-alignment fo:text-indent="-0.6262cm" fo:margin-left="10.77cm"/>
        </style:list-level-properties>
        <style:text-properties/>
      </text:list-level-style-number>
      <text:list-level-style-number text:level="9" text:style-name="T54" style:num-format="i" style:num-suffix=".">
        <style:list-level-properties text:list-level-position-and-space-mode="label-alignment">
          <style:list-level-label-alignment fo:text-indent="-0.3087cm" fo:margin-left="12.04cm"/>
        </style:list-level-properties>
        <style:text-properties/>
      </text:list-level-style-number>
    </text:list-style>
    <text:list-style style:name="WWNum7">
      <text:list-level-style-bullet text:level="1" text:style-name="T55" text:bullet-char="">
        <style:list-level-properties text:list-level-position-and-space-mode="label-alignment">
          <style:list-level-label-alignment fo:text-indent="-0.6245cm" fo:margin-left="2.514cm"/>
        </style:list-level-properties>
        <style:text-properties fo:font-family="Symbol" style:font-family-complex="Symbol"/>
      </text:list-level-style-bullet>
      <text:list-level-style-bullet text:level="2" text:style-name="T56" text:bullet-char="o">
        <style:list-level-properties text:list-level-position-and-space-mode="label-alignment">
          <style:list-level-label-alignment fo:text-indent="-0.6245cm" fo:margin-left="3.784cm"/>
        </style:list-level-properties>
        <style:text-properties fo:font-family="'Courier New'" style:font-family-complex="'Courier New'"/>
      </text:list-level-style-bullet>
      <text:list-level-style-bullet text:level="3" text:style-name="T57" text:bullet-char="">
        <style:list-level-properties text:list-level-position-and-space-mode="label-alignment">
          <style:list-level-label-alignment fo:text-indent="-0.6245cm" fo:margin-left="5.054cm"/>
        </style:list-level-properties>
        <style:text-properties fo:font-family="Wingdings" style:font-family-complex="Wingdings"/>
      </text:list-level-style-bullet>
      <text:list-level-style-bullet text:level="4" text:style-name="T58" text:bullet-char="">
        <style:list-level-properties text:list-level-position-and-space-mode="label-alignment">
          <style:list-level-label-alignment fo:text-indent="-0.6245cm" fo:margin-left="6.324cm"/>
        </style:list-level-properties>
        <style:text-properties fo:font-family="Symbol" style:font-family-complex="Symbol"/>
      </text:list-level-style-bullet>
      <text:list-level-style-bullet text:level="5" text:style-name="T59" text:bullet-char="o">
        <style:list-level-properties text:list-level-position-and-space-mode="label-alignment">
          <style:list-level-label-alignment fo:text-indent="-0.6245cm" fo:margin-left="7.594cm"/>
        </style:list-level-properties>
        <style:text-properties fo:font-family="'Courier New'" style:font-family-complex="'Courier New'"/>
      </text:list-level-style-bullet>
      <text:list-level-style-bullet text:level="6" text:style-name="T60" text:bullet-char="">
        <style:list-level-properties text:list-level-position-and-space-mode="label-alignment">
          <style:list-level-label-alignment fo:text-indent="-0.6245cm" fo:margin-left="8.864cm"/>
        </style:list-level-properties>
        <style:text-properties fo:font-family="Wingdings" style:font-family-complex="Wingdings"/>
      </text:list-level-style-bullet>
      <text:list-level-style-bullet text:level="7" text:style-name="T61" text:bullet-char="">
        <style:list-level-properties text:list-level-position-and-space-mode="label-alignment">
          <style:list-level-label-alignment fo:text-indent="-0.6245cm" fo:margin-left="10.13cm"/>
        </style:list-level-properties>
        <style:text-properties fo:font-family="Symbol" style:font-family-complex="Symbol"/>
      </text:list-level-style-bullet>
      <text:list-level-style-bullet text:level="8" text:style-name="T62" text:bullet-char="o">
        <style:list-level-properties text:list-level-position-and-space-mode="label-alignment">
          <style:list-level-label-alignment fo:text-indent="-0.6245cm" fo:margin-left="11.4cm"/>
        </style:list-level-properties>
        <style:text-properties fo:font-family="'Courier New'" style:font-family-complex="'Courier New'"/>
      </text:list-level-style-bullet>
      <text:list-level-style-bullet text:level="9" text:style-name="T63" text:bullet-char="">
        <style:list-level-properties text:list-level-position-and-space-mode="label-alignment">
          <style:list-level-label-alignment fo:text-indent="-0.6245cm" fo:margin-left="12.67cm"/>
        </style:list-level-properties>
        <style:text-properties fo:font-family="Wingdings" style:font-family-complex="Wingdings"/>
      </text:list-level-style-bullet>
    </text:list-style>
    <text:list-style style:name="WWNum8">
      <text:list-level-style-number text:level="1" text:style-name="T64" style:num-format="1" style:num-suffix=".">
        <style:list-level-properties text:list-level-position-and-space-mode="label-alignment">
          <style:list-level-label-alignment fo:text-indent="-0.6262cm" fo:margin-left="1.886cm"/>
        </style:list-level-properties>
        <style:text-properties/>
      </text:list-level-style-number>
      <text:list-level-style-number text:level="2" text:style-name="T65" style:num-format="a" style:num-letter-sync="true" style:num-suffix=".">
        <style:list-level-properties text:list-level-position-and-space-mode="label-alignment">
          <style:list-level-label-alignment fo:text-indent="-0.6262cm" fo:margin-left="3.156cm"/>
        </style:list-level-properties>
        <style:text-properties/>
      </text:list-level-style-number>
      <text:list-level-style-number text:level="3" text:style-name="T66" style:num-format="i" style:num-suffix=".">
        <style:list-level-properties text:list-level-position-and-space-mode="label-alignment">
          <style:list-level-label-alignment fo:text-indent="-0.3087cm" fo:margin-left="4.426cm"/>
        </style:list-level-properties>
        <style:text-properties/>
      </text:list-level-style-number>
      <text:list-level-style-number text:level="4" text:style-name="T67" style:num-format="1" style:num-suffix=".">
        <style:list-level-properties text:list-level-position-and-space-mode="label-alignment">
          <style:list-level-label-alignment fo:text-indent="-0.6262cm" fo:margin-left="5.696cm"/>
        </style:list-level-properties>
        <style:text-properties/>
      </text:list-level-style-number>
      <text:list-level-style-number text:level="5" text:style-name="T68" style:num-format="a" style:num-letter-sync="true" style:num-suffix=".">
        <style:list-level-properties text:list-level-position-and-space-mode="label-alignment">
          <style:list-level-label-alignment fo:text-indent="-0.6262cm" fo:margin-left="6.966cm"/>
        </style:list-level-properties>
        <style:text-properties/>
      </text:list-level-style-number>
      <text:list-level-style-number text:level="6" text:style-name="T69" style:num-format="i" style:num-suffix=".">
        <style:list-level-properties text:list-level-position-and-space-mode="label-alignment">
          <style:list-level-label-alignment fo:text-indent="-0.3087cm" fo:margin-left="8.236cm"/>
        </style:list-level-properties>
        <style:text-properties/>
      </text:list-level-style-number>
      <text:list-level-style-number text:level="7" text:style-name="T70" style:num-format="1" style:num-suffix=".">
        <style:list-level-properties text:list-level-position-and-space-mode="label-alignment">
          <style:list-level-label-alignment fo:text-indent="-0.6262cm" fo:margin-left="9.506cm"/>
        </style:list-level-properties>
        <style:text-properties/>
      </text:list-level-style-number>
      <text:list-level-style-number text:level="8" text:style-name="T71" style:num-format="a" style:num-letter-sync="true" style:num-suffix=".">
        <style:list-level-properties text:list-level-position-and-space-mode="label-alignment">
          <style:list-level-label-alignment fo:text-indent="-0.6262cm" fo:margin-left="10.78cm"/>
        </style:list-level-properties>
        <style:text-properties/>
      </text:list-level-style-number>
      <text:list-level-style-number text:level="9" text:style-name="T72" style:num-format="i" style:num-suffix=".">
        <style:list-level-properties text:list-level-position-and-space-mode="label-alignment">
          <style:list-level-label-alignment fo:text-indent="-0.3087cm" fo:margin-left="12.05cm"/>
        </style:list-level-properties>
        <style:text-properties/>
      </text:list-level-style-number>
    </text:list-style>
    <text:list-style style:name="WWNum9">
      <text:list-level-style-number text:level="1" text:style-name="T73" style:num-format="1" style:num-suffix=".">
        <style:list-level-properties text:list-level-position-and-space-mode="label-alignment">
          <style:list-level-label-alignment fo:text-indent="-0.6262cm" fo:margin-left="1.886cm"/>
        </style:list-level-properties>
        <style:text-properties/>
      </text:list-level-style-number>
      <text:list-level-style-number text:level="2" text:style-name="T74" style:num-format="a" style:num-letter-sync="true" style:num-suffix=".">
        <style:list-level-properties text:list-level-position-and-space-mode="label-alignment">
          <style:list-level-label-alignment fo:text-indent="-0.6262cm" fo:margin-left="3.156cm"/>
        </style:list-level-properties>
        <style:text-properties/>
      </text:list-level-style-number>
      <text:list-level-style-number text:level="3" text:style-name="T75" style:num-format="i" style:num-suffix=".">
        <style:list-level-properties text:list-level-position-and-space-mode="label-alignment">
          <style:list-level-label-alignment fo:text-indent="-0.3087cm" fo:margin-left="4.426cm"/>
        </style:list-level-properties>
        <style:text-properties/>
      </text:list-level-style-number>
      <text:list-level-style-number text:level="4" text:style-name="T76" style:num-format="1" style:num-suffix=".">
        <style:list-level-properties text:list-level-position-and-space-mode="label-alignment">
          <style:list-level-label-alignment fo:text-indent="-0.6262cm" fo:margin-left="5.696cm"/>
        </style:list-level-properties>
        <style:text-properties/>
      </text:list-level-style-number>
      <text:list-level-style-number text:level="5" text:style-name="T77" style:num-format="a" style:num-letter-sync="true" style:num-suffix=".">
        <style:list-level-properties text:list-level-position-and-space-mode="label-alignment">
          <style:list-level-label-alignment fo:text-indent="-0.6262cm" fo:margin-left="6.966cm"/>
        </style:list-level-properties>
        <style:text-properties/>
      </text:list-level-style-number>
      <text:list-level-style-number text:level="6" text:style-name="T78" style:num-format="i" style:num-suffix=".">
        <style:list-level-properties text:list-level-position-and-space-mode="label-alignment">
          <style:list-level-label-alignment fo:text-indent="-0.3087cm" fo:margin-left="8.236cm"/>
        </style:list-level-properties>
        <style:text-properties/>
      </text:list-level-style-number>
      <text:list-level-style-number text:level="7" text:style-name="T79" style:num-format="1" style:num-suffix=".">
        <style:list-level-properties text:list-level-position-and-space-mode="label-alignment">
          <style:list-level-label-alignment fo:text-indent="-0.6262cm" fo:margin-left="9.506cm"/>
        </style:list-level-properties>
        <style:text-properties/>
      </text:list-level-style-number>
      <text:list-level-style-number text:level="8" text:style-name="T80" style:num-format="a" style:num-letter-sync="true" style:num-suffix=".">
        <style:list-level-properties text:list-level-position-and-space-mode="label-alignment">
          <style:list-level-label-alignment fo:text-indent="-0.6262cm" fo:margin-left="10.78cm"/>
        </style:list-level-properties>
        <style:text-properties/>
      </text:list-level-style-number>
      <text:list-level-style-number text:level="9" text:style-name="T81" style:num-format="i" style:num-suffix=".">
        <style:list-level-properties text:list-level-position-and-space-mode="label-alignment">
          <style:list-level-label-alignment fo:text-indent="-0.3087cm" fo:margin-left="12.05cm"/>
        </style:list-level-properties>
        <style:text-properties/>
      </text:list-level-style-number>
    </text:list-style>
    <text:list-style style:name="WWNum10">
      <text:list-level-style-number text:level="1" text:style-name="T82" style:num-format="1" style:num-suffix=".">
        <style:list-level-properties text:list-level-position-and-space-mode="label-alignment">
          <style:list-level-label-alignment fo:text-indent="-0.6262cm" fo:margin-left="1.886cm"/>
        </style:list-level-properties>
        <style:text-properties/>
      </text:list-level-style-number>
      <text:list-level-style-number text:level="2" text:style-name="T83" style:num-format="a" style:num-letter-sync="true" style:num-suffix=".">
        <style:list-level-properties text:list-level-position-and-space-mode="label-alignment">
          <style:list-level-label-alignment fo:text-indent="-0.6262cm" fo:margin-left="3.156cm"/>
        </style:list-level-properties>
        <style:text-properties/>
      </text:list-level-style-number>
      <text:list-level-style-number text:level="3" text:style-name="T84" style:num-format="i" style:num-suffix=".">
        <style:list-level-properties text:list-level-position-and-space-mode="label-alignment">
          <style:list-level-label-alignment fo:text-indent="-0.3087cm" fo:margin-left="4.426cm"/>
        </style:list-level-properties>
        <style:text-properties/>
      </text:list-level-style-number>
      <text:list-level-style-number text:level="4" text:style-name="T85" style:num-format="1" style:num-suffix=".">
        <style:list-level-properties text:list-level-position-and-space-mode="label-alignment">
          <style:list-level-label-alignment fo:text-indent="-0.6262cm" fo:margin-left="5.696cm"/>
        </style:list-level-properties>
        <style:text-properties/>
      </text:list-level-style-number>
      <text:list-level-style-number text:level="5" text:style-name="T86" style:num-format="a" style:num-letter-sync="true" style:num-suffix=".">
        <style:list-level-properties text:list-level-position-and-space-mode="label-alignment">
          <style:list-level-label-alignment fo:text-indent="-0.6262cm" fo:margin-left="6.966cm"/>
        </style:list-level-properties>
        <style:text-properties/>
      </text:list-level-style-number>
      <text:list-level-style-number text:level="6" text:style-name="T87" style:num-format="i" style:num-suffix=".">
        <style:list-level-properties text:list-level-position-and-space-mode="label-alignment">
          <style:list-level-label-alignment fo:text-indent="-0.3087cm" fo:margin-left="8.236cm"/>
        </style:list-level-properties>
        <style:text-properties/>
      </text:list-level-style-number>
      <text:list-level-style-number text:level="7" text:style-name="T88" style:num-format="1" style:num-suffix=".">
        <style:list-level-properties text:list-level-position-and-space-mode="label-alignment">
          <style:list-level-label-alignment fo:text-indent="-0.6262cm" fo:margin-left="9.506cm"/>
        </style:list-level-properties>
        <style:text-properties/>
      </text:list-level-style-number>
      <text:list-level-style-number text:level="8" text:style-name="T89" style:num-format="a" style:num-letter-sync="true" style:num-suffix=".">
        <style:list-level-properties text:list-level-position-and-space-mode="label-alignment">
          <style:list-level-label-alignment fo:text-indent="-0.6262cm" fo:margin-left="10.78cm"/>
        </style:list-level-properties>
        <style:text-properties/>
      </text:list-level-style-number>
      <text:list-level-style-number text:level="9" text:style-name="T90" style:num-format="i" style:num-suffix=".">
        <style:list-level-properties text:list-level-position-and-space-mode="label-alignment">
          <style:list-level-label-alignment fo:text-indent="-0.3087cm" fo:margin-left="12.05cm"/>
        </style:list-level-properties>
        <style:text-properties/>
      </text:list-level-style-number>
    </text:list-style>
    <text:list-style style:name="WWNum11">
      <text:list-level-style-number text:level="1" text:style-name="T91" style:num-format="1" style:num-suffix=".">
        <style:list-level-properties text:list-level-position-and-space-mode="label-alignment">
          <style:list-level-label-alignment fo:text-indent="-0.6262cm" fo:margin-left="1.886cm"/>
        </style:list-level-properties>
        <style:text-properties/>
      </text:list-level-style-number>
      <text:list-level-style-number text:level="2" text:style-name="T92" style:num-format="a" style:num-letter-sync="true" style:num-suffix=".">
        <style:list-level-properties text:list-level-position-and-space-mode="label-alignment">
          <style:list-level-label-alignment fo:text-indent="-0.6262cm" fo:margin-left="3.156cm"/>
        </style:list-level-properties>
        <style:text-properties/>
      </text:list-level-style-number>
      <text:list-level-style-number text:level="3" text:style-name="T93" style:num-format="i" style:num-suffix=".">
        <style:list-level-properties text:list-level-position-and-space-mode="label-alignment">
          <style:list-level-label-alignment fo:text-indent="-0.3087cm" fo:margin-left="4.426cm"/>
        </style:list-level-properties>
        <style:text-properties/>
      </text:list-level-style-number>
      <text:list-level-style-number text:level="4" text:style-name="T94" style:num-format="1" style:num-suffix=".">
        <style:list-level-properties text:list-level-position-and-space-mode="label-alignment">
          <style:list-level-label-alignment fo:text-indent="-0.6262cm" fo:margin-left="5.696cm"/>
        </style:list-level-properties>
        <style:text-properties/>
      </text:list-level-style-number>
      <text:list-level-style-number text:level="5" text:style-name="T95" style:num-format="a" style:num-letter-sync="true" style:num-suffix=".">
        <style:list-level-properties text:list-level-position-and-space-mode="label-alignment">
          <style:list-level-label-alignment fo:text-indent="-0.6262cm" fo:margin-left="6.966cm"/>
        </style:list-level-properties>
        <style:text-properties/>
      </text:list-level-style-number>
      <text:list-level-style-number text:level="6" text:style-name="T96" style:num-format="i" style:num-suffix=".">
        <style:list-level-properties text:list-level-position-and-space-mode="label-alignment">
          <style:list-level-label-alignment fo:text-indent="-0.3087cm" fo:margin-left="8.236cm"/>
        </style:list-level-properties>
        <style:text-properties/>
      </text:list-level-style-number>
      <text:list-level-style-number text:level="7" text:style-name="T97" style:num-format="1" style:num-suffix=".">
        <style:list-level-properties text:list-level-position-and-space-mode="label-alignment">
          <style:list-level-label-alignment fo:text-indent="-0.6262cm" fo:margin-left="9.506cm"/>
        </style:list-level-properties>
        <style:text-properties/>
      </text:list-level-style-number>
      <text:list-level-style-number text:level="8" text:style-name="T98" style:num-format="a" style:num-letter-sync="true" style:num-suffix=".">
        <style:list-level-properties text:list-level-position-and-space-mode="label-alignment">
          <style:list-level-label-alignment fo:text-indent="-0.6262cm" fo:margin-left="10.78cm"/>
        </style:list-level-properties>
        <style:text-properties/>
      </text:list-level-style-number>
      <text:list-level-style-number text:level="9" text:style-name="T99" style:num-format="i" style:num-suffix=".">
        <style:list-level-properties text:list-level-position-and-space-mode="label-alignment">
          <style:list-level-label-alignment fo:text-indent="-0.3087cm" fo:margin-left="12.05cm"/>
        </style:list-level-properties>
        <style:text-properties/>
      </text:list-level-style-number>
    </text:list-style>
    <text:list-style style:name="WWNum12">
      <text:list-level-style-number text:level="1" text:style-name="T100" style:num-format="1" style:num-suffix=".">
        <style:list-level-properties text:list-level-position-and-space-mode="label-alignment">
          <style:list-level-label-alignment fo:text-indent="-0.6262cm" fo:margin-left="1.886cm"/>
        </style:list-level-properties>
        <style:text-properties/>
      </text:list-level-style-number>
      <text:list-level-style-number text:level="2" text:style-name="T101" style:num-format="a" style:num-letter-sync="true" style:num-suffix=".">
        <style:list-level-properties text:list-level-position-and-space-mode="label-alignment">
          <style:list-level-label-alignment fo:text-indent="-0.6262cm" fo:margin-left="3.156cm"/>
        </style:list-level-properties>
        <style:text-properties/>
      </text:list-level-style-number>
      <text:list-level-style-number text:level="3" text:style-name="T102" style:num-format="i" style:num-suffix=".">
        <style:list-level-properties text:list-level-position-and-space-mode="label-alignment">
          <style:list-level-label-alignment fo:text-indent="-0.3087cm" fo:margin-left="4.426cm"/>
        </style:list-level-properties>
        <style:text-properties/>
      </text:list-level-style-number>
      <text:list-level-style-number text:level="4" text:style-name="T103" style:num-format="1" style:num-suffix=".">
        <style:list-level-properties text:list-level-position-and-space-mode="label-alignment">
          <style:list-level-label-alignment fo:text-indent="-0.6262cm" fo:margin-left="5.696cm"/>
        </style:list-level-properties>
        <style:text-properties/>
      </text:list-level-style-number>
      <text:list-level-style-number text:level="5" text:style-name="T104" style:num-format="a" style:num-letter-sync="true" style:num-suffix=".">
        <style:list-level-properties text:list-level-position-and-space-mode="label-alignment">
          <style:list-level-label-alignment fo:text-indent="-0.6262cm" fo:margin-left="6.966cm"/>
        </style:list-level-properties>
        <style:text-properties/>
      </text:list-level-style-number>
      <text:list-level-style-number text:level="6" text:style-name="T105" style:num-format="i" style:num-suffix=".">
        <style:list-level-properties text:list-level-position-and-space-mode="label-alignment">
          <style:list-level-label-alignment fo:text-indent="-0.3087cm" fo:margin-left="8.236cm"/>
        </style:list-level-properties>
        <style:text-properties/>
      </text:list-level-style-number>
      <text:list-level-style-number text:level="7" text:style-name="T106" style:num-format="1" style:num-suffix=".">
        <style:list-level-properties text:list-level-position-and-space-mode="label-alignment">
          <style:list-level-label-alignment fo:text-indent="-0.6262cm" fo:margin-left="9.506cm"/>
        </style:list-level-properties>
        <style:text-properties/>
      </text:list-level-style-number>
      <text:list-level-style-number text:level="8" text:style-name="T107" style:num-format="a" style:num-letter-sync="true" style:num-suffix=".">
        <style:list-level-properties text:list-level-position-and-space-mode="label-alignment">
          <style:list-level-label-alignment fo:text-indent="-0.6262cm" fo:margin-left="10.78cm"/>
        </style:list-level-properties>
        <style:text-properties/>
      </text:list-level-style-number>
      <text:list-level-style-number text:level="9" text:style-name="T108" style:num-format="i" style:num-suffix=".">
        <style:list-level-properties text:list-level-position-and-space-mode="label-alignment">
          <style:list-level-label-alignment fo:text-indent="-0.3087cm" fo:margin-left="12.05cm"/>
        </style:list-level-properties>
        <style:text-properties/>
      </text:list-level-style-number>
    </text:list-style>
    <text:list-style style:name="WWNum13">
      <text:list-level-style-number text:level="1" text:style-name="T109" style:num-format="1" style:num-suffix=".">
        <style:list-level-properties text:list-level-position-and-space-mode="label-alignment">
          <style:list-level-label-alignment fo:text-indent="-0.6262cm" fo:margin-left="1.886cm"/>
        </style:list-level-properties>
        <style:text-properties/>
      </text:list-level-style-number>
      <text:list-level-style-number text:level="2" text:style-name="T110" style:num-format="a" style:num-letter-sync="true" style:num-suffix=".">
        <style:list-level-properties text:list-level-position-and-space-mode="label-alignment">
          <style:list-level-label-alignment fo:text-indent="-0.6262cm" fo:margin-left="3.156cm"/>
        </style:list-level-properties>
        <style:text-properties/>
      </text:list-level-style-number>
      <text:list-level-style-number text:level="3" text:style-name="T111" style:num-format="i" style:num-suffix=".">
        <style:list-level-properties text:list-level-position-and-space-mode="label-alignment">
          <style:list-level-label-alignment fo:text-indent="-0.3087cm" fo:margin-left="4.426cm"/>
        </style:list-level-properties>
        <style:text-properties/>
      </text:list-level-style-number>
      <text:list-level-style-number text:level="4" text:style-name="T112" style:num-format="1" style:num-suffix=".">
        <style:list-level-properties text:list-level-position-and-space-mode="label-alignment">
          <style:list-level-label-alignment fo:text-indent="-0.6262cm" fo:margin-left="5.696cm"/>
        </style:list-level-properties>
        <style:text-properties/>
      </text:list-level-style-number>
      <text:list-level-style-number text:level="5" text:style-name="T113" style:num-format="a" style:num-letter-sync="true" style:num-suffix=".">
        <style:list-level-properties text:list-level-position-and-space-mode="label-alignment">
          <style:list-level-label-alignment fo:text-indent="-0.6262cm" fo:margin-left="6.966cm"/>
        </style:list-level-properties>
        <style:text-properties/>
      </text:list-level-style-number>
      <text:list-level-style-number text:level="6" text:style-name="T114" style:num-format="i" style:num-suffix=".">
        <style:list-level-properties text:list-level-position-and-space-mode="label-alignment">
          <style:list-level-label-alignment fo:text-indent="-0.3087cm" fo:margin-left="8.236cm"/>
        </style:list-level-properties>
        <style:text-properties/>
      </text:list-level-style-number>
      <text:list-level-style-number text:level="7" text:style-name="T115" style:num-format="1" style:num-suffix=".">
        <style:list-level-properties text:list-level-position-and-space-mode="label-alignment">
          <style:list-level-label-alignment fo:text-indent="-0.6262cm" fo:margin-left="9.506cm"/>
        </style:list-level-properties>
        <style:text-properties/>
      </text:list-level-style-number>
      <text:list-level-style-number text:level="8" text:style-name="T116" style:num-format="a" style:num-letter-sync="true" style:num-suffix=".">
        <style:list-level-properties text:list-level-position-and-space-mode="label-alignment">
          <style:list-level-label-alignment fo:text-indent="-0.6262cm" fo:margin-left="10.78cm"/>
        </style:list-level-properties>
        <style:text-properties/>
      </text:list-level-style-number>
      <text:list-level-style-number text:level="9" text:style-name="T117" style:num-format="i" style:num-suffix=".">
        <style:list-level-properties text:list-level-position-and-space-mode="label-alignment">
          <style:list-level-label-alignment fo:text-indent="-0.3087cm" fo:margin-left="12.05cm"/>
        </style:list-level-properties>
        <style:text-properties/>
      </text:list-level-style-number>
    </text:list-style>
    <text:list-style style:name="WWNum14">
      <text:list-level-style-bullet text:level="1" text:style-name="T118" text:bullet-char="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11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'Courier New'" style:font-family-complex="'Courier New'"/>
      </text:list-level-style-bullet>
      <text:list-level-style-bullet text:level="3" text:style-name="T120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121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12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'Courier New'" style:font-family-complex="'Courier New'"/>
      </text:list-level-style-bullet>
      <text:list-level-style-bullet text:level="6" text:style-name="T123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124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12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'Courier New'" style:font-family-complex="'Courier New'"/>
      </text:list-level-style-bullet>
      <text:list-level-style-bullet text:level="9" text:style-name="T126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15">
      <text:list-level-style-bullet text:level="1" text:style-name="T127" text:bullet-char="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12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'Courier New'" style:font-family-complex="'Courier New'"/>
      </text:list-level-style-bullet>
      <text:list-level-style-bullet text:level="3" text:style-name="T129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130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13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'Courier New'" style:font-family-complex="'Courier New'"/>
      </text:list-level-style-bullet>
      <text:list-level-style-bullet text:level="6" text:style-name="T132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133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13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'Courier New'" style:font-family-complex="'Courier New'"/>
      </text:list-level-style-bullet>
      <text:list-level-style-bullet text:level="9" text:style-name="T135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16">
      <text:list-level-style-bullet text:level="1" text:style-name="T136" text:bullet-char="">
        <style:list-level-properties text:list-level-position-and-space-mode="label-alignment">
          <style:list-level-label-alignment fo:text-indent="-0.635cm" fo:margin-left="2.514cm"/>
        </style:list-level-properties>
        <style:text-properties fo:font-family="Symbol" style:font-family-complex="Symbol"/>
      </text:list-level-style-bullet>
      <text:list-level-style-bullet text:level="2" text:style-name="T137" text:bullet-char="o">
        <style:list-level-properties text:list-level-position-and-space-mode="label-alignment">
          <style:list-level-label-alignment fo:text-indent="-0.635cm" fo:margin-left="3.784cm"/>
        </style:list-level-properties>
        <style:text-properties fo:font-family="'Courier New'" style:font-family-complex="'Courier New'"/>
      </text:list-level-style-bullet>
      <text:list-level-style-bullet text:level="3" text:style-name="T138" text:bullet-char="">
        <style:list-level-properties text:list-level-position-and-space-mode="label-alignment">
          <style:list-level-label-alignment fo:text-indent="-0.635cm" fo:margin-left="5.054cm"/>
        </style:list-level-properties>
        <style:text-properties fo:font-family="Wingdings" style:font-family-complex="Wingdings"/>
      </text:list-level-style-bullet>
      <text:list-level-style-bullet text:level="4" text:style-name="T139" text:bullet-char="">
        <style:list-level-properties text:list-level-position-and-space-mode="label-alignment">
          <style:list-level-label-alignment fo:text-indent="-0.635cm" fo:margin-left="6.324cm"/>
        </style:list-level-properties>
        <style:text-properties fo:font-family="Symbol" style:font-family-complex="Symbol"/>
      </text:list-level-style-bullet>
      <text:list-level-style-bullet text:level="5" text:style-name="T140" text:bullet-char="o">
        <style:list-level-properties text:list-level-position-and-space-mode="label-alignment">
          <style:list-level-label-alignment fo:text-indent="-0.635cm" fo:margin-left="7.594cm"/>
        </style:list-level-properties>
        <style:text-properties fo:font-family="'Courier New'" style:font-family-complex="'Courier New'"/>
      </text:list-level-style-bullet>
      <text:list-level-style-bullet text:level="6" text:style-name="T141" text:bullet-char="">
        <style:list-level-properties text:list-level-position-and-space-mode="label-alignment">
          <style:list-level-label-alignment fo:text-indent="-0.635cm" fo:margin-left="8.864cm"/>
        </style:list-level-properties>
        <style:text-properties fo:font-family="Wingdings" style:font-family-complex="Wingdings"/>
      </text:list-level-style-bullet>
      <text:list-level-style-bullet text:level="7" text:style-name="T142" text:bullet-char="">
        <style:list-level-properties text:list-level-position-and-space-mode="label-alignment">
          <style:list-level-label-alignment fo:text-indent="-0.635cm" fo:margin-left="10.13cm"/>
        </style:list-level-properties>
        <style:text-properties fo:font-family="Symbol" style:font-family-complex="Symbol"/>
      </text:list-level-style-bullet>
      <text:list-level-style-bullet text:level="8" text:style-name="T143" text:bullet-char="o">
        <style:list-level-properties text:list-level-position-and-space-mode="label-alignment">
          <style:list-level-label-alignment fo:text-indent="-0.635cm" fo:margin-left="11.4cm"/>
        </style:list-level-properties>
        <style:text-properties fo:font-family="'Courier New'" style:font-family-complex="'Courier New'"/>
      </text:list-level-style-bullet>
      <text:list-level-style-bullet text:level="9" text:style-name="T144" text:bullet-char="">
        <style:list-level-properties text:list-level-position-and-space-mode="label-alignment">
          <style:list-level-label-alignment fo:text-indent="-0.635cm" fo:margin-left="12.67cm"/>
        </style:list-level-properties>
        <style:text-properties fo:font-family="Wingdings" style:font-family-complex="Wingdings"/>
      </text:list-level-style-bullet>
    </text:list-style>
    <text:list-style style:name="WWNum17">
      <text:list-level-style-bullet text:level="1" text:style-name="T145" text:bullet-char="">
        <style:list-level-properties text:list-level-position-and-space-mode="label-alignment">
          <style:list-level-label-alignment fo:text-indent="-0.635cm" fo:margin-left="2.514cm"/>
        </style:list-level-properties>
        <style:text-properties fo:font-family="Symbol" style:font-family-complex="Symbol"/>
      </text:list-level-style-bullet>
      <text:list-level-style-bullet text:level="2" text:style-name="T146" text:bullet-char="o">
        <style:list-level-properties text:list-level-position-and-space-mode="label-alignment">
          <style:list-level-label-alignment fo:text-indent="-0.635cm" fo:margin-left="3.784cm"/>
        </style:list-level-properties>
        <style:text-properties fo:font-family="'Courier New'" style:font-family-complex="'Courier New'"/>
      </text:list-level-style-bullet>
      <text:list-level-style-bullet text:level="3" text:style-name="T147" text:bullet-char="">
        <style:list-level-properties text:list-level-position-and-space-mode="label-alignment">
          <style:list-level-label-alignment fo:text-indent="-0.635cm" fo:margin-left="5.054cm"/>
        </style:list-level-properties>
        <style:text-properties fo:font-family="Wingdings" style:font-family-complex="Wingdings"/>
      </text:list-level-style-bullet>
      <text:list-level-style-bullet text:level="4" text:style-name="T148" text:bullet-char="">
        <style:list-level-properties text:list-level-position-and-space-mode="label-alignment">
          <style:list-level-label-alignment fo:text-indent="-0.635cm" fo:margin-left="6.324cm"/>
        </style:list-level-properties>
        <style:text-properties fo:font-family="Symbol" style:font-family-complex="Symbol"/>
      </text:list-level-style-bullet>
      <text:list-level-style-bullet text:level="5" text:style-name="T149" text:bullet-char="o">
        <style:list-level-properties text:list-level-position-and-space-mode="label-alignment">
          <style:list-level-label-alignment fo:text-indent="-0.635cm" fo:margin-left="7.594cm"/>
        </style:list-level-properties>
        <style:text-properties fo:font-family="'Courier New'" style:font-family-complex="'Courier New'"/>
      </text:list-level-style-bullet>
      <text:list-level-style-bullet text:level="6" text:style-name="T150" text:bullet-char="">
        <style:list-level-properties text:list-level-position-and-space-mode="label-alignment">
          <style:list-level-label-alignment fo:text-indent="-0.635cm" fo:margin-left="8.864cm"/>
        </style:list-level-properties>
        <style:text-properties fo:font-family="Wingdings" style:font-family-complex="Wingdings"/>
      </text:list-level-style-bullet>
      <text:list-level-style-bullet text:level="7" text:style-name="T151" text:bullet-char="">
        <style:list-level-properties text:list-level-position-and-space-mode="label-alignment">
          <style:list-level-label-alignment fo:text-indent="-0.635cm" fo:margin-left="10.13cm"/>
        </style:list-level-properties>
        <style:text-properties fo:font-family="Symbol" style:font-family-complex="Symbol"/>
      </text:list-level-style-bullet>
      <text:list-level-style-bullet text:level="8" text:style-name="T152" text:bullet-char="o">
        <style:list-level-properties text:list-level-position-and-space-mode="label-alignment">
          <style:list-level-label-alignment fo:text-indent="-0.635cm" fo:margin-left="11.4cm"/>
        </style:list-level-properties>
        <style:text-properties fo:font-family="'Courier New'" style:font-family-complex="'Courier New'"/>
      </text:list-level-style-bullet>
      <text:list-level-style-bullet text:level="9" text:style-name="T153" text:bullet-char="">
        <style:list-level-properties text:list-level-position-and-space-mode="label-alignment">
          <style:list-level-label-alignment fo:text-indent="-0.635cm" fo:margin-left="12.67cm"/>
        </style:list-level-properties>
        <style:text-properties fo:font-family="Wingdings" style:font-family-complex="Wingdings"/>
      </text:list-level-style-bullet>
    </text:list-style>
    <text:list-style style:name="WWNum18">
      <text:list-level-style-number text:level="1" text:style-name="T154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2" text:style-name="T155" style:num-format="a" style:num-letter-sync="true" style:num-suffix=".">
        <style:list-level-properties text:list-level-position-and-space-mode="label-alignment">
          <style:list-level-label-alignment fo:text-indent="-0.635cm" fo:margin-left="3.791cm"/>
        </style:list-level-properties>
        <style:text-properties/>
      </text:list-level-style-number>
      <text:list-level-style-number text:level="3" text:style-name="T156" style:num-format="i" style:num-suffix=".">
        <style:list-level-properties text:list-level-position-and-space-mode="label-alignment">
          <style:list-level-label-alignment fo:text-indent="-0.3175cm" fo:margin-left="5.061cm"/>
        </style:list-level-properties>
        <style:text-properties/>
      </text:list-level-style-number>
      <text:list-level-style-number text:level="4" text:style-name="T157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5" text:style-name="T158" style:num-format="a" style:num-letter-sync="true" style:num-suffix=".">
        <style:list-level-properties text:list-level-position-and-space-mode="label-alignment">
          <style:list-level-label-alignment fo:text-indent="-0.635cm" fo:margin-left="7.601cm"/>
        </style:list-level-properties>
        <style:text-properties/>
      </text:list-level-style-number>
      <text:list-level-style-number text:level="6" text:style-name="T159" style:num-format="i" style:num-suffix=".">
        <style:list-level-properties text:list-level-position-and-space-mode="label-alignment">
          <style:list-level-label-alignment fo:text-indent="-0.3175cm" fo:margin-left="8.871cm"/>
        </style:list-level-properties>
        <style:text-properties/>
      </text:list-level-style-number>
      <text:list-level-style-number text:level="7" text:style-name="T160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8" text:style-name="T161" style:num-format="a" style:num-letter-sync="true" style:num-suffix=".">
        <style:list-level-properties text:list-level-position-and-space-mode="label-alignment">
          <style:list-level-label-alignment fo:text-indent="-0.635cm" fo:margin-left="11.41cm"/>
        </style:list-level-properties>
        <style:text-properties/>
      </text:list-level-style-number>
      <text:list-level-style-number text:level="9" text:style-name="T162" style:num-format="i" style:num-suffix=".">
        <style:list-level-properties text:list-level-position-and-space-mode="label-alignment">
          <style:list-level-label-alignment fo:text-indent="-0.3175cm" fo:margin-left="12.68cm"/>
        </style:list-level-properties>
        <style:text-properties/>
      </text:list-level-style-number>
    </text:list-style>
    <text:list-style style:name="WWNum19">
      <text:list-level-style-number text:level="1" text:style-name="T163" style:num-format="1" style:num-suffix=".">
        <style:list-level-properties text:list-level-position-and-space-mode="label-alignment">
          <style:list-level-label-alignment fo:text-indent="-0.635cm" fo:margin-left="1.886cm"/>
        </style:list-level-properties>
        <style:text-properties/>
      </text:list-level-style-number>
      <text:list-level-style-number text:level="2" text:style-name="T164" style:num-format="a" style:num-letter-sync="true" style:num-suffix=".">
        <style:list-level-properties text:list-level-position-and-space-mode="label-alignment">
          <style:list-level-label-alignment fo:text-indent="-0.635cm" fo:margin-left="3.156cm"/>
        </style:list-level-properties>
        <style:text-properties/>
      </text:list-level-style-number>
      <text:list-level-style-number text:level="3" text:style-name="T165" style:num-format="i" style:num-suffix=".">
        <style:list-level-properties text:list-level-position-and-space-mode="label-alignment">
          <style:list-level-label-alignment fo:text-indent="-0.3175cm" fo:margin-left="4.426cm"/>
        </style:list-level-properties>
        <style:text-properties/>
      </text:list-level-style-number>
      <text:list-level-style-number text:level="4" text:style-name="T166" style:num-format="1" style:num-suffix=".">
        <style:list-level-properties text:list-level-position-and-space-mode="label-alignment">
          <style:list-level-label-alignment fo:text-indent="-0.635cm" fo:margin-left="5.696cm"/>
        </style:list-level-properties>
        <style:text-properties/>
      </text:list-level-style-number>
      <text:list-level-style-number text:level="5" text:style-name="T167" style:num-format="a" style:num-letter-sync="true" style:num-suffix=".">
        <style:list-level-properties text:list-level-position-and-space-mode="label-alignment">
          <style:list-level-label-alignment fo:text-indent="-0.635cm" fo:margin-left="6.966cm"/>
        </style:list-level-properties>
        <style:text-properties/>
      </text:list-level-style-number>
      <text:list-level-style-number text:level="6" text:style-name="T168" style:num-format="i" style:num-suffix=".">
        <style:list-level-properties text:list-level-position-and-space-mode="label-alignment">
          <style:list-level-label-alignment fo:text-indent="-0.3175cm" fo:margin-left="8.236cm"/>
        </style:list-level-properties>
        <style:text-properties/>
      </text:list-level-style-number>
      <text:list-level-style-number text:level="7" text:style-name="T169" style:num-format="1" style:num-suffix=".">
        <style:list-level-properties text:list-level-position-and-space-mode="label-alignment">
          <style:list-level-label-alignment fo:text-indent="-0.635cm" fo:margin-left="9.506cm"/>
        </style:list-level-properties>
        <style:text-properties/>
      </text:list-level-style-number>
      <text:list-level-style-number text:level="8" text:style-name="T170" style:num-format="a" style:num-letter-sync="true" style:num-suffix=".">
        <style:list-level-properties text:list-level-position-and-space-mode="label-alignment">
          <style:list-level-label-alignment fo:text-indent="-0.635cm" fo:margin-left="10.78cm"/>
        </style:list-level-properties>
        <style:text-properties/>
      </text:list-level-style-number>
      <text:list-level-style-number text:level="9" text:style-name="T171" style:num-format="i" style:num-suffix=".">
        <style:list-level-properties text:list-level-position-and-space-mode="label-alignment">
          <style:list-level-label-alignment fo:text-indent="-0.3175cm" fo:margin-left="12.05cm"/>
        </style:list-level-properties>
        <style:text-properties/>
      </text:list-level-style-number>
    </text:list-style>
    <text:list-style style:name="WWNum20">
      <text:list-level-style-number text:level="1" text:style-name="T172" style:num-format="1" style:num-suffix=".">
        <style:list-level-properties text:list-level-position-and-space-mode="label-alignment">
          <style:list-level-label-alignment fo:text-indent="-0.635cm" fo:margin-left="1.886cm"/>
        </style:list-level-properties>
        <style:text-properties/>
      </text:list-level-style-number>
      <text:list-level-style-number text:level="2" text:style-name="T173" style:num-format="a" style:num-letter-sync="true" style:num-suffix=".">
        <style:list-level-properties text:list-level-position-and-space-mode="label-alignment">
          <style:list-level-label-alignment fo:text-indent="-0.635cm" fo:margin-left="3.156cm"/>
        </style:list-level-properties>
        <style:text-properties/>
      </text:list-level-style-number>
      <text:list-level-style-number text:level="3" text:style-name="T174" style:num-format="i" style:num-suffix=".">
        <style:list-level-properties text:list-level-position-and-space-mode="label-alignment">
          <style:list-level-label-alignment fo:text-indent="-0.3175cm" fo:margin-left="4.426cm"/>
        </style:list-level-properties>
        <style:text-properties/>
      </text:list-level-style-number>
      <text:list-level-style-number text:level="4" text:style-name="T175" style:num-format="1" style:num-suffix=".">
        <style:list-level-properties text:list-level-position-and-space-mode="label-alignment">
          <style:list-level-label-alignment fo:text-indent="-0.635cm" fo:margin-left="5.696cm"/>
        </style:list-level-properties>
        <style:text-properties/>
      </text:list-level-style-number>
      <text:list-level-style-number text:level="5" text:style-name="T176" style:num-format="a" style:num-letter-sync="true" style:num-suffix=".">
        <style:list-level-properties text:list-level-position-and-space-mode="label-alignment">
          <style:list-level-label-alignment fo:text-indent="-0.635cm" fo:margin-left="6.966cm"/>
        </style:list-level-properties>
        <style:text-properties/>
      </text:list-level-style-number>
      <text:list-level-style-number text:level="6" text:style-name="T177" style:num-format="i" style:num-suffix=".">
        <style:list-level-properties text:list-level-position-and-space-mode="label-alignment">
          <style:list-level-label-alignment fo:text-indent="-0.3175cm" fo:margin-left="8.236cm"/>
        </style:list-level-properties>
        <style:text-properties/>
      </text:list-level-style-number>
      <text:list-level-style-number text:level="7" text:style-name="T178" style:num-format="1" style:num-suffix=".">
        <style:list-level-properties text:list-level-position-and-space-mode="label-alignment">
          <style:list-level-label-alignment fo:text-indent="-0.635cm" fo:margin-left="9.506cm"/>
        </style:list-level-properties>
        <style:text-properties/>
      </text:list-level-style-number>
      <text:list-level-style-number text:level="8" text:style-name="T179" style:num-format="a" style:num-letter-sync="true" style:num-suffix=".">
        <style:list-level-properties text:list-level-position-and-space-mode="label-alignment">
          <style:list-level-label-alignment fo:text-indent="-0.635cm" fo:margin-left="10.78cm"/>
        </style:list-level-properties>
        <style:text-properties/>
      </text:list-level-style-number>
      <text:list-level-style-number text:level="9" text:style-name="T180" style:num-format="i" style:num-suffix=".">
        <style:list-level-properties text:list-level-position-and-space-mode="label-alignment">
          <style:list-level-label-alignment fo:text-indent="-0.3175cm" fo:margin-left="12.05cm"/>
        </style:list-level-properties>
        <style:text-properties/>
      </text:list-level-style-number>
    </text:list-style>
    <text:list-style style:name="WWNum21">
      <text:list-level-style-number text:level="1" text:style-name="T181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2" text:style-name="T182" style:num-format="a" style:num-letter-sync="true" style:num-suffix=".">
        <style:list-level-properties text:list-level-position-and-space-mode="label-alignment">
          <style:list-level-label-alignment fo:text-indent="-0.635cm" fo:margin-left="3.791cm"/>
        </style:list-level-properties>
        <style:text-properties/>
      </text:list-level-style-number>
      <text:list-level-style-number text:level="3" text:style-name="T183" style:num-format="i" style:num-suffix=".">
        <style:list-level-properties text:list-level-position-and-space-mode="label-alignment">
          <style:list-level-label-alignment fo:text-indent="-0.3175cm" fo:margin-left="5.061cm"/>
        </style:list-level-properties>
        <style:text-properties/>
      </text:list-level-style-number>
      <text:list-level-style-number text:level="4" text:style-name="T184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5" text:style-name="T185" style:num-format="a" style:num-letter-sync="true" style:num-suffix=".">
        <style:list-level-properties text:list-level-position-and-space-mode="label-alignment">
          <style:list-level-label-alignment fo:text-indent="-0.635cm" fo:margin-left="7.601cm"/>
        </style:list-level-properties>
        <style:text-properties/>
      </text:list-level-style-number>
      <text:list-level-style-number text:level="6" text:style-name="T186" style:num-format="i" style:num-suffix=".">
        <style:list-level-properties text:list-level-position-and-space-mode="label-alignment">
          <style:list-level-label-alignment fo:text-indent="-0.3175cm" fo:margin-left="8.871cm"/>
        </style:list-level-properties>
        <style:text-properties/>
      </text:list-level-style-number>
      <text:list-level-style-number text:level="7" text:style-name="T187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8" text:style-name="T188" style:num-format="a" style:num-letter-sync="true" style:num-suffix=".">
        <style:list-level-properties text:list-level-position-and-space-mode="label-alignment">
          <style:list-level-label-alignment fo:text-indent="-0.635cm" fo:margin-left="11.41cm"/>
        </style:list-level-properties>
        <style:text-properties/>
      </text:list-level-style-number>
      <text:list-level-style-number text:level="9" text:style-name="T189" style:num-format="i" style:num-suffix=".">
        <style:list-level-properties text:list-level-position-and-space-mode="label-alignment">
          <style:list-level-label-alignment fo:text-indent="-0.3175cm" fo:margin-left="12.68cm"/>
        </style:list-level-properties>
        <style:text-properties/>
      </text:list-level-style-number>
    </text:list-style>
    <text:list-style style:name="WWNum22">
      <text:list-level-style-number text:level="1" text:style-name="T190" style:num-format="1" style:num-suffix=".">
        <style:list-level-properties text:list-level-position-and-space-mode="label-alignment">
          <style:list-level-label-alignment fo:text-indent="-0.635cm" fo:margin-left="1.886cm"/>
        </style:list-level-properties>
        <style:text-properties/>
      </text:list-level-style-number>
      <text:list-level-style-number text:level="2" text:style-name="T191" style:num-format="a" style:num-letter-sync="true" style:num-suffix=".">
        <style:list-level-properties text:list-level-position-and-space-mode="label-alignment">
          <style:list-level-label-alignment fo:text-indent="-0.635cm" fo:margin-left="3.156cm"/>
        </style:list-level-properties>
        <style:text-properties/>
      </text:list-level-style-number>
      <text:list-level-style-number text:level="3" text:style-name="T192" style:num-format="i" style:num-suffix=".">
        <style:list-level-properties text:list-level-position-and-space-mode="label-alignment">
          <style:list-level-label-alignment fo:text-indent="-0.3175cm" fo:margin-left="4.426cm"/>
        </style:list-level-properties>
        <style:text-properties/>
      </text:list-level-style-number>
      <text:list-level-style-number text:level="4" text:style-name="T193" style:num-format="1" style:num-suffix=".">
        <style:list-level-properties text:list-level-position-and-space-mode="label-alignment">
          <style:list-level-label-alignment fo:text-indent="-0.635cm" fo:margin-left="5.696cm"/>
        </style:list-level-properties>
        <style:text-properties/>
      </text:list-level-style-number>
      <text:list-level-style-number text:level="5" text:style-name="T194" style:num-format="a" style:num-letter-sync="true" style:num-suffix=".">
        <style:list-level-properties text:list-level-position-and-space-mode="label-alignment">
          <style:list-level-label-alignment fo:text-indent="-0.635cm" fo:margin-left="6.966cm"/>
        </style:list-level-properties>
        <style:text-properties/>
      </text:list-level-style-number>
      <text:list-level-style-number text:level="6" text:style-name="T195" style:num-format="i" style:num-suffix=".">
        <style:list-level-properties text:list-level-position-and-space-mode="label-alignment">
          <style:list-level-label-alignment fo:text-indent="-0.3175cm" fo:margin-left="8.236cm"/>
        </style:list-level-properties>
        <style:text-properties/>
      </text:list-level-style-number>
      <text:list-level-style-number text:level="7" text:style-name="T196" style:num-format="1" style:num-suffix=".">
        <style:list-level-properties text:list-level-position-and-space-mode="label-alignment">
          <style:list-level-label-alignment fo:text-indent="-0.635cm" fo:margin-left="9.506cm"/>
        </style:list-level-properties>
        <style:text-properties/>
      </text:list-level-style-number>
      <text:list-level-style-number text:level="8" text:style-name="T197" style:num-format="a" style:num-letter-sync="true" style:num-suffix=".">
        <style:list-level-properties text:list-level-position-and-space-mode="label-alignment">
          <style:list-level-label-alignment fo:text-indent="-0.635cm" fo:margin-left="10.78cm"/>
        </style:list-level-properties>
        <style:text-properties/>
      </text:list-level-style-number>
      <text:list-level-style-number text:level="9" text:style-name="T198" style:num-format="i" style:num-suffix=".">
        <style:list-level-properties text:list-level-position-and-space-mode="label-alignment">
          <style:list-level-label-alignment fo:text-indent="-0.3175cm" fo:margin-left="12.05cm"/>
        </style:list-level-properties>
        <style:text-properties/>
      </text:list-level-style-number>
    </text:list-style>
    <text:list-style style:name="WWNum23">
      <text:list-level-style-number text:level="1" text:style-name="T199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2" text:style-name="T200" style:num-format="a" style:num-letter-sync="true" style:num-suffix=".">
        <style:list-level-properties text:list-level-position-and-space-mode="label-alignment">
          <style:list-level-label-alignment fo:text-indent="-0.635cm" fo:margin-left="3.791cm"/>
        </style:list-level-properties>
        <style:text-properties/>
      </text:list-level-style-number>
      <text:list-level-style-number text:level="3" text:style-name="T201" style:num-format="i" style:num-suffix=".">
        <style:list-level-properties text:list-level-position-and-space-mode="label-alignment">
          <style:list-level-label-alignment fo:text-indent="-0.3175cm" fo:margin-left="5.061cm"/>
        </style:list-level-properties>
        <style:text-properties/>
      </text:list-level-style-number>
      <text:list-level-style-number text:level="4" text:style-name="T202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5" text:style-name="T203" style:num-format="a" style:num-letter-sync="true" style:num-suffix=".">
        <style:list-level-properties text:list-level-position-and-space-mode="label-alignment">
          <style:list-level-label-alignment fo:text-indent="-0.635cm" fo:margin-left="7.601cm"/>
        </style:list-level-properties>
        <style:text-properties/>
      </text:list-level-style-number>
      <text:list-level-style-number text:level="6" text:style-name="T204" style:num-format="i" style:num-suffix=".">
        <style:list-level-properties text:list-level-position-and-space-mode="label-alignment">
          <style:list-level-label-alignment fo:text-indent="-0.3175cm" fo:margin-left="8.871cm"/>
        </style:list-level-properties>
        <style:text-properties/>
      </text:list-level-style-number>
      <text:list-level-style-number text:level="7" text:style-name="T205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8" text:style-name="T206" style:num-format="a" style:num-letter-sync="true" style:num-suffix=".">
        <style:list-level-properties text:list-level-position-and-space-mode="label-alignment">
          <style:list-level-label-alignment fo:text-indent="-0.635cm" fo:margin-left="11.41cm"/>
        </style:list-level-properties>
        <style:text-properties/>
      </text:list-level-style-number>
      <text:list-level-style-number text:level="9" text:style-name="T207" style:num-format="i" style:num-suffix=".">
        <style:list-level-properties text:list-level-position-and-space-mode="label-alignment">
          <style:list-level-label-alignment fo:text-indent="-0.3175cm" fo:margin-left="12.68cm"/>
        </style:list-level-properties>
        <style:text-properties/>
      </text:list-level-style-number>
    </text:list-style>
    <text:list-style style:name="WWNum24">
      <text:list-level-style-bullet text:level="1" text:style-name="T208" text:bullet-char="• 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bullet>
      <text:list-level-style-bullet text:level="2" text:style-name="T209" text:bullet-char="◦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bullet>
      <text:list-level-style-bullet text:level="3" text:style-name="T210" text:bullet-char="▪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bullet>
      <text:list-level-style-bullet text:level="4" text:style-name="T211" text:bullet-char="• 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bullet>
      <text:list-level-style-bullet text:level="5" text:style-name="T212" text:bullet-char="◦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bullet>
      <text:list-level-style-bullet text:level="6" text:style-name="T213" text:bullet-char="▪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bullet>
      <text:list-level-style-bullet text:level="7" text:style-name="T214" text:bullet-char="• 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bullet>
      <text:list-level-style-bullet text:level="8" text:style-name="T215" text:bullet-char="◦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bullet>
      <text:list-level-style-bullet text:level="9" text:style-name="T216" text:bullet-char="▪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bullet>
    </text:list-style>
    <text:list-style style:name="WWNum25">
      <text:list-level-style-bullet text:level="1" text:style-name="T217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18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219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220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221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222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223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224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225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cm" fo:margin-bottom="1.501cm" fo:margin-left="2cm" fo:margin-right="1.501cm"/>
      <style:header-style>
        <style:header-footer-properties svg:height="1.251cm" fo:min-height="1.251cm"/>
      </style:header-style>
      <style:footer-style>
        <style:header-footer-properties fo:min-height="1.501cm"/>
      </style:footer-style>
    </style:page-layout>
    <style:page-layout style:name="Mpm2">
      <style:page-layout-properties fo:page-width="21cm" fo:page-height="29.7cm" style:print-orientation="portrait" fo:margin-top="2cm" fo:margin-bottom="1.501cm" fo:margin-left="2cm" fo:margin-right="1.501cm"/>
      <style:header-style>
        <style:header-footer-properties svg:height="1.251cm" fo:min-height="1.251cm"/>
      </style:header-style>
      <style:footer-style>
        <style:header-footer-properties fo:min-height="1.501cm"/>
      </style:footer-style>
    </style:page-layout>
    <style:style style:parent-style-name="738" style:family="paragraph" style:name="P63">
      <style:paragraph-properties fo:line-height="115%" fo:margin-top="0pt" fo:margin-bottom="0pt" fo:border="none"/>
      <style:text-properties fo:color="#000000"/>
    </style:style>
    <style:style style:family="text" style:name="T492">
      <style:text-properties fo:color="#000000"/>
    </style:style>
    <style:style style:family="text" style:name="T493">
      <style:text-properties fo:color="#000000"/>
    </style:style>
    <style:style style:parent-style-name="738" style:family="paragraph" style:name="P64">
      <style:paragraph-properties fo:line-height="100%" fo:margin-top="0pt" fo:margin-bottom="0pt" fo:border="none">
        <style:tab-stops>
          <style:tab-stop style:position="8.25cm" style:type="center"/>
          <style:tab-stop style:position="16.5cm" style:type="right"/>
        </style:tab-stops>
      </style:paragraph-properties>
      <style:text-properties fo:color="#000000"/>
    </style:style>
    <style:style style:family="text" style:name="T494">
      <style:text-properties fo:color="#000000"/>
    </style:style>
    <style:style style:family="text" style:name="T495">
      <style:text-properties fo:color="#000000"/>
    </style:style>
    <style:style style:parent-style-name="738" style:family="paragraph" style:name="P65">
      <style:paragraph-properties fo:text-align="center" fo:margin-top="0pt" fo:margin-bottom="0pt"/>
      <style:text-properties fo:color="#000000"/>
    </style:style>
    <style:style style:family="text" style:name="T496">
      <style:text-properties fo:color="#000000" fo:font-family="Times New Roman" style:font-family-asian="Times New Roman" style:font-family-complex="Times New Roman" fo:font-size="14pt" style:font-size-complex="14pt" fo:font-weight="bold"/>
    </style:style>
    <style:style style:family="text" style:name="T497">
      <style:text-properties fo:color="#000000"/>
    </style:style>
    <style:style style:parent-style-name="738" style:family="paragraph" style:name="P67">
      <style:paragraph-properties fo:line-height="115%" fo:margin-top="0pt" fo:margin-bottom="0pt" fo:border="none"/>
      <style:text-properties fo:color="#000000"/>
    </style:style>
    <style:style style:family="text" style:name="T498">
      <style:text-properties fo:color="#000000"/>
    </style:style>
    <style:style style:family="text" style:name="T499">
      <style:text-properties fo:color="#000000"/>
    </style:style>
    <style:style style:parent-style-name="738" style:family="paragraph" style:name="P68">
      <style:paragraph-properties fo:line-height="100%" fo:margin-top="0pt" fo:margin-bottom="0pt" fo:border="none">
        <style:tab-stops>
          <style:tab-stop style:position="8.25cm" style:type="center"/>
          <style:tab-stop style:position="16.5cm" style:type="right"/>
        </style:tab-stops>
      </style:paragraph-properties>
      <style:text-properties fo:color="#000000"/>
    </style:style>
    <style:style style:family="text" style:name="T500">
      <style:text-properties fo:color="#000000"/>
    </style:style>
    <style:style style:family="text" style:name="T501">
      <style:text-properties fo:color="#000000"/>
    </style:style>
    <style:style style:parent-style-name="738" style:family="paragraph" style:name="P69">
      <style:paragraph-properties fo:text-align="center" fo:margin-top="0pt" fo:margin-bottom="0pt"/>
      <style:text-properties fo:color="#000000"/>
    </style:style>
    <style:style style:family="text" style:name="T502">
      <style:text-properties fo:color="#000000" fo:font-family="Times New Roman" style:font-family-asian="Times New Roman" style:font-family-complex="Times New Roman" fo:font-size="14pt" style:font-size-complex="14pt" fo:font-weight="bold"/>
    </style:style>
    <style:style style:family="text" style:name="T503">
      <style:text-properties fo:color="#000000"/>
    </style:style>
  </office:automatic-styles>
  <office:master-styles>
    <style:master-page style:name="Standard" style:page-layout-name="Mpm1">
      <style:footer>
        <text:p/>
      </style:footer>
      <style:header>
        <text:p text:style-name="P63"><text:span text:style-name="T492"/><text:span text:style-name="T493"/></text:p>
        <text:p text:style-name="P64"><text:span text:style-name="T494"/><text:span text:style-name="T495"/></text:p>
      </style:header>
      <style:header-first>
        <text:p text:style-name="P65"><text:span text:style-name="T496"/><text:span text:style-name="T497"/></text:p>
      </style:header-first>
      <style:footer-first>
        <text:p/>
      </style:footer-first>
    </style:master-page>
    <style:master-page style:name="MasterPage2" style:page-layout-name="Mpm2">
      <style:footer>
        <text:p/>
      </style:footer>
      <style:header>
        <text:p text:style-name="P67"><text:span text:style-name="T498"/><text:span text:style-name="T499"/></text:p>
        <text:p text:style-name="P68"><text:span text:style-name="T500"/><text:span text:style-name="T501"/></text:p>
      </style:header>
      <style:header-first>
        <text:p text:style-name="P69"><text:span text:style-name="T502"/><text:span text:style-name="T503"/></text:p>
      </style:header-first>
      <style:footer-first>
        <text:p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2.0.100</meta:generator>
    <meta:creation-date>2024-08-02T04:31:00Z</meta:creation-date>
    <meta:user-defined meta:name="AppVersion" meta:value-type="string">16.0000</meta:user-defined>
  </office:meta>
</office:document-meta>
</file>